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5in"/>
    </style:style>
    <style:style style:name="co2" style:family="table-column">
      <style:table-column-properties fo:break-before="auto" style:column-width="10in"/>
    </style:style>
    <style:style style:name="co3" style:family="table-column">
      <style:table-column-properties fo:break-before="auto" style:column-width="0.889in"/>
    </style:style>
    <style:style style:name="co4" style:family="table-column">
      <style:table-column-properties fo:break-before="auto" style:column-width="4.7244in"/>
    </style:style>
    <style:style style:name="co5" style:family="table-column">
      <style:table-column-properties fo:break-before="auto" style:column-width="1.9689in"/>
    </style:style>
    <style:style style:name="co6" style:family="table-column">
      <style:table-column-properties fo:break-before="auto" style:column-width="6.1661in"/>
    </style:style>
    <style:style style:name="co7" style:family="table-column">
      <style:table-column-properties fo:break-before="auto" style:column-width="5.2972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3"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style>
    <style:style style:name="ce4" style:family="table-cell" style:parent-style-name="Default" style:data-style-name="N49">
      <style:table-cell-properties style:text-align-source="fix" style:repeat-content="false"/>
      <style:paragraph-properties fo:text-align="start" fo:margin-left="0in"/>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style>
    <style:style style:name="ce25" style:family="table-cell" style:parent-style-name="Default" style:data-style-name="N49">
      <style:table-cell-properties style:text-align-source="fix" style:repeat-content="false"/>
      <style:paragraph-properties fo:text-align="start" fo:margin-left="0in"/>
    </style:style>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background-color="#98fb98" fo:wrap-option="wrap"/>
      <style:text-properties fo:font-style="normal" style:font-style-asian="normal" style:font-style-complex="normal"/>
    </style:style>
    <style:style style:name="ce9" style:family="table-cell" style:parent-style-name="Default">
      <style:table-cell-properties fo:background-color="#98fb98" fo:wrap-option="wrap"/>
    </style:style>
    <style:style style:name="ce15" style:family="table-cell" style:parent-style-name="Default">
      <style:table-cell-properties fo:background-color="#ffff00" fo:wrap-option="wrap"/>
    </style:style>
    <style:style style:name="ce17" style:family="table-cell" style:parent-style-name="Default">
      <style:table-cell-properties fo:background-color="#98fb98"/>
    </style:style>
    <style:style style:name="ce20" style:family="table-cell" style:parent-style-name="Default">
      <style:table-cell-properties fo:background-color="#ffff00"/>
    </style:style>
    <style:style style:name="ce3" style:family="table-cell" style:parent-style-name="Default">
      <style:table-cell-properties fo:wrap-option="wrap"/>
    </style:style>
    <style:style style:name="ce3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 style:family="table-cell" style:parent-style-name="Default">
      <style:table-cell-properties fo:background-color="#ffa07a"/>
    </style:style>
    <style:style style:name="ce18" style:family="table-cell" style:parent-style-name="Default">
      <style:table-cell-properties fo:background-color="#ffa07a" fo:wrap-option="wrap"/>
    </style:style>
    <style:style style:name="ce5" style:family="table-cell" style:parent-style-name="Default">
      <style:table-cell-properties fo:background-color="transparent" fo:wrap-option="wrap"/>
    </style:style>
    <style:style style:name="ce19" style:family="table-cell" style:parent-style-name="Default">
      <style:table-cell-properties fo:wrap-option="wrap"/>
      <style:text-properties fo:font-weight="normal" style:font-weight-asian="normal" style:font-weight-complex="normal"/>
    </style:style>
    <style:style style:name="ce21" style:family="table-cell" style:parent-style-name="Default">
      <style:table-cell-properties fo:background-color="#fafad2"/>
    </style:style>
    <style:style style:name="ce22" style:family="table-cell" style:parent-style-name="Default">
      <style:table-cell-properties fo:background-color="#afeeee"/>
    </style:style>
    <style:style style:name="ce14" style:family="table-cell" style:parent-style-name="Default">
      <style:text-properties fo:font-weight="normal" style:font-weight-asian="normal" style:font-weight-complex="normal"/>
    </style:style>
    <style:style style:name="ce24" style:family="table-cell" style:parent-style-name="Default">
      <style:table-cell-properties fo:background-color="transparent"/>
    </style:style>
    <style:style style:name="ce23" style:family="table-cell" style:parent-style-name="Default">
      <style:table-cell-properties fo:wrap-option="no-wrap"/>
    </style:style>
    <style:style style:name="ce46" style:family="table-cell" style:parent-style-name="Default">
      <style:table-cell-properties style:text-align-source="fix" style:repeat-content="false" fo:wrap-option="no-wrap"/>
      <style:paragraph-properties fo:text-align="start" fo:margin-left="0in"/>
    </style:style>
    <style:style style:name="ce36" style:family="table-cell" style:parent-style-name="Default">
      <style:table-cell-properties style:text-align-source="fix" style:repeat-content="false" fo:wrap-option="wrap"/>
      <style:paragraph-properties fo:text-align="start" fo:margin-left="0in"/>
    </style:style>
    <style:style style:name="gr1" style:family="graphic" style:parent-style-name="Note">
      <style:graphic-properties fo:min-height="0.4669in" loext:decorative="false"/>
      <style:paragraph-properties style:writing-mode="lr-tb"/>
    </style:style>
    <style:style style:name="gr2" style:family="graphic" style:parent-style-name="Note">
      <style:graphic-properties draw:marker-start="Arrowheads_20_1" draw:marker-start-width="0.0787in" draw:marker-start-center="false" draw:fill="solid" draw:fill-color="#ffffc0" draw:auto-grow-height="true" draw:auto-grow-width="false" fo:min-height="1.0921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0.9335in" loext:decorative="false"/>
      <style:paragraph-properties style:writing-mode="lr-tb" fo:text-align="start" style:text-autospace="none" style:line-break="normal"/>
      <style:text-properties fo:hyphenate="false"/>
    </style:style>
    <style:style style:name="gr4" style:family="graphic" style:parent-style-name="Note">
      <style:graphic-properties draw:marker-start="Arrowheads_20_1" draw:marker-start-width="0.0787in" draw:marker-start-center="false" draw:fill="solid" draw:fill-color="#ffffc0" draw:auto-grow-height="true" draw:auto-grow-width="false" fo:min-height="0.6587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3331in" draw:shadow-offset-x="0.0394in" draw:shadow-offset-y="0.0394in" loext:decorative="false"/>
      <style:paragraph-properties style:writing-mode="lr-tb"/>
    </style:style>
    <style:style style:name="gr6" style:family="graphic" style:parent-style-name="Note">
      <style:graphic-properties draw:marker-start="Arrowheads_20_1" draw:marker-start-width="0.0787in" draw:marker-start-center="false" draw:fill="solid" draw:fill-color="#ffffc0" draw:auto-grow-height="true" draw:auto-grow-width="false" fo:min-height="1.5799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Arrowheads_20_1" draw:marker-start-width="0.0787in" draw:marker-start-center="false" draw:fill="solid" draw:fill-color="#ffffc0" draw:auto-grow-height="true" draw:auto-grow-width="false" fo:min-height="1.0272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fo:min-height="0.6295in" loext:decorative="false"/>
      <style:paragraph-properties style:writing-mode="lr-tb"/>
    </style:style>
    <style:style style:name="gr9" style:family="graphic" style:parent-style-name="Note">
      <style:graphic-properties fo:min-height="1.089in" loext:decorative="false"/>
      <style:paragraph-properties style:writing-mode="lr-tb"/>
    </style:style>
    <style:style style:name="gr10" style:family="graphic" style:parent-style-name="Note">
      <style:graphic-properties fo:min-height="1.2445in" loext:decorative="false"/>
      <style:paragraph-properties style:writing-mode="lr-tb" style:text-autospace="none" style:line-break="normal"/>
      <style:text-properties fo:hyphenate="false"/>
    </style:style>
    <style:style style:name="gr11" style:family="graphic" style:parent-style-name="Note">
      <style:graphic-properties draw:marker-start="Arrowheads_20_1" draw:marker-start-width="0.0787in" draw:marker-start-center="false" draw:fill="solid" draw:fill-color="#ffffc0" draw:auto-grow-height="true" draw:auto-grow-width="false" fo:min-height="4.2878in" fo:padding-top="0.0394in" fo:padding-bottom="0.0394in" fo:padding-left="0.0394in" fo:padding-right="0.0394in" draw:shadow-offset-x="0.0394in" draw:shadow-offset-y="0.0394in" draw:caption-escape-direction="auto" loext:decorative="false"/>
      <style:paragraph-properties style:writing-mode="lr-tb" fo:margin-top="0.1654in" fo:margin-bottom="0.1378in"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text-properties fo:hyphenate="false"/>
    </style:style>
    <style:style style:name="P5" style:family="paragraph">
      <style:paragraph-properties style:text-autospace="none" style:line-break="normal" style:writing-mode="page"/>
      <style:text-properties fo:hyphenate="false"/>
    </style:style>
    <style:style style:name="P6" style:family="paragraph">
      <style:paragraph-properties style:text-autospace="none" style:line-break="normal"/>
      <style:text-properties fo:hyphenate="false"/>
    </style:style>
    <style:style style:name="P7" style:family="paragraph">
      <style:paragraph-properties fo:margin-top="0.1654in" fo:margin-bottom="0.1378in"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fo:margin-top="0.1654in" fo:margin-bottom="0.1378in"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solid" draw:fill-color="#ffffc0"/>
      <style:paragraph-properties fo:margin-top="0.1654in" fo:margin-bottom="0.1378in"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bout" table:style-name="ta1">
        <office:forms form:automatic-focus="false" form:apply-design-mode="false"/>
        <table:table-column table:style-name="co1" table:default-cell-style-name="ce11"/>
        <table:table-column table:style-name="co2" table:default-cell-style-name="ce12"/>
        <table:table-row table:style-name="ro1">
          <table:table-cell office:value-type="string" calcext:value-type="string">
            <text:p>Title</text:p>
          </table:table-cell>
          <table:table-cell office:value-type="string" calcext:value-type="string">
            <text:p>Alignment of LiDA Persistent Identifier Policy for Data Sets with RDA, EOSC, CESSDA ERIC policies, outputs and recommendations</text:p>
          </table:table-cell>
        </table:table-row>
        <table:table-row table:style-name="ro1">
          <table:table-cell office:value-type="string" calcext:value-type="string">
            <text:p>Subtitle</text:p>
          </table:table-cell>
          <table:table-cell office:value-type="string" calcext:value-type="string">
            <text:p>Including action plan for monitoring and implementing required changes or improvements</text:p>
          </table:table-cell>
        </table:table-row>
        <table:table-row table:style-name="ro1">
          <table:table-cell office:value-type="string" calcext:value-type="string">
            <text:p>Author</text:p>
          </table:table-cell>
          <table:table-cell office:value-type="string" calcext:value-type="string">
            <text:p>Vaidas Morkevičius</text:p>
          </table:table-cell>
        </table:table-row>
        <table:table-row table:style-name="ro1">
          <table:table-cell office:value-type="string" calcext:value-type="string">
            <text:p>Date</text:p>
          </table:table-cell>
          <table:table-cell table:style-name="ce25" office:value-type="date" office:date-value="2025-05-30" calcext:value-type="date">
            <text:p>2025-05-30</text:p>
          </table:table-cell>
        </table:table-row>
        <table:table-row table:style-name="ro1">
          <table:table-cell office:value-type="string" calcext:value-type="string">
            <text:p>Version</text:p>
          </table:table-cell>
          <table:table-cell office:value-type="string" calcext:value-type="string">
            <text:p>0.2</text:p>
          </table:table-cell>
        </table:table-row>
        <table:table-row table:style-name="ro1">
          <table:table-cell office:value-type="string" calcext:value-type="string">
            <text:p>Versioning</text:p>
          </table:table-cell>
          <table:table-cell office:value-type="string" calcext:value-type="string">
            <text:p>0.1 (2024-09-23): First draft, aligned with 0.1 version of the Policy; 0.2 (2025-05-30): Version aligned with 0.2 version of the Policy (issuing of PIDs for files eliminated, wording amended, citations and references updated).</text:p>
          </table:table-cell>
        </table:table-row>
        <table:table-row table:style-name="ro1">
          <table:table-cell office:value-type="string" calcext:value-type="string">
            <text:p>License</text:p>
          </table:table-cell>
          <table:table-cell office:value-type="string" calcext:value-type="string">
            <text:p>CC BY-SA 4.0</text:p>
          </table:table-cell>
        </table:table-row>
        <table:table-row table:style-name="ro1">
          <table:table-cell office:value-type="string" calcext:value-type="string">
            <text:p>Citation</text:p>
          </table:table-cell>
          <table:table-cell office:value-type="string" calcext:value-type="string">
            <text:p>Vaidas Morkevičius (2024). Alignment of LiDA Persistent Identifier Policy for Data Sets with RDA, EOSC, CESSDA ERIC policies, outputs and recommendations. Including action plan for monitoring and implementing required changes or improvements. Kaunas: LiDA. DOI: 10.5281/zenodo.13827904.</text:p>
          </table:table-cell>
        </table:table-row>
      </table:table>
      <table:table table:name="text" table:style-name="ta1">
        <office:forms form:automatic-focus="false" form:apply-design-mode="false"/>
        <table:table-column table:style-name="co4" table:default-cell-style-name="ce9"/>
        <table:table-column table:style-name="co5" table:number-columns-repeated="2" table:default-cell-style-name="Default"/>
        <table:table-column table:style-name="co5" table:default-cell-style-name="ce3"/>
        <table:table-column table:style-name="co4" table:default-cell-style-name="ce3"/>
        <table:table-column table:style-name="co5" table:number-columns-repeated="2" table:default-cell-style-name="Default"/>
        <table:table-row table:style-name="ro1">
          <table:table-cell table:style-name="ce11"/>
          <table:table-cell table:style-name="ce35" office:value-type="string" calcext:value-type="string" table:number-columns-spanned="3" table:number-rows-spanned="1">
            <text:p>Compliance</text:p>
          </table:table-cell>
          <table:covered-table-cell table:style-name="ce35"/>
          <table:covered-table-cell table:style-name="ce11"/>
          <table:table-cell table:style-name="ce11"/>
          <table:table-cell table:number-columns-repeated="2"/>
        </table:table-row>
        <table:table-row table:style-name="ro2">
          <table:table-cell table:style-name="ce7" office:value-type="string" calcext:value-type="string">
            <text:p>LiDA PID Policy for Data Sets</text:p>
          </table:table-cell>
          <table:table-cell table:style-name="ce7" office:value-type="string" calcext:value-type="string">
            <text:p>EOSC PID Policy: Principles/Objectives</text:p>
          </table:table-cell>
          <table:table-cell table:style-name="ce7" office:value-type="string" calcext:value-type="string">
            <text:p>EOSC PID Policy: Criteria for PID Managers (CAT)</text:p>
          </table:table-cell>
          <table:table-cell table:style-name="ce7" office:value-type="string" calcext:value-type="string">
            <text:p>CESSDA PID Policy</text:p>
          </table:table-cell>
          <table:table-cell table:style-name="ce7" office:value-type="string" calcext:value-type="string">
            <text:p>Dataverse implementation</text:p>
          </table:table-cell>
          <table:table-cell table:style-name="ce11" office:value-type="string" calcext:value-type="string">
            <text:p>Action needed 1</text:p>
          </table:table-cell>
          <table:table-cell table:style-name="ce11" office:value-type="string" calcext:value-type="string">
            <text:p>Action needed 2</text:p>
          </table:table-cell>
        </table:table-row>
        <table:table-row table:style-name="ro3">
          <table:table-cell table:style-name="ce8" office:value-type="string" calcext:value-type="string">
            <text:p>1.1. Lithuanian Data Archive for Social Sciences and Humanities (LiDA) is a virtual digital infrastructure for social science and humanities data and research resources acquisition, long-term preservation and dissemination. All the data and research resources are documented in both Lithuanian and English according to international standards.</text:p>
          </table:table-cell>
          <table:table-cell table:number-columns-repeated="4" office:value-type="string" calcext:value-type="string">
            <text:p>--</text:p>
          </table:table-cell>
          <table:table-cell table:style-name="ce17" office:value-type="string" calcext:value-type="string">
            <text:p>No action needed</text:p>
          </table:table-cell>
          <table:table-cell/>
        </table:table-row>
        <table:table-row table:style-name="ro4">
          <table:table-cell table:style-name="ce8" office:value-type="string" calcext:value-type="string">
            <text:p>1.2. The Dataverse Repository software (https://dataverse.org) <text:s/>is used for data and resource curation. Data and resources are divided into collections, according to different relevant criteria. LiDA holds collections of social sciences and humanities data and resources deposited by Lithuanian science and higher education institutions and Lithuanian governmental institutions.</text:p>
          </table:table-cell>
          <table:table-cell table:number-columns-repeated="4"/>
          <table:table-cell table:style-name="ce17" office:value-type="string" calcext:value-type="string">
            <text:p>No action needed</text:p>
          </table:table-cell>
          <table:table-cell/>
        </table:table-row>
        <table:table-row table:style-name="ro3">
          <table:table-cell office:value-type="string" calcext:value-type="string">
            <text:p>1.3. This policy document identifies and describes principles that are applied by LiDA when registering (issuing) persistent identifiers (PID) to data sets (primary object of the policy), their collections (Dataverse catalogues) and files (data files and files with related materials, such as, questionnaires, codebooks, scripts etc.) contained within data sets.</text:p>
          </table:table-cell>
          <table:table-cell table:number-columns-repeated="4" office:value-type="string" calcext:value-type="string">
            <text:p>--</text:p>
          </table:table-cell>
          <table:table-cell table:style-name="ce17" office:value-type="string" calcext:value-type="string">
            <text:p>No action needed</text:p>
          </table:table-cell>
          <table:table-cell/>
        </table:table-row>
        <table:table-row table:style-name="ro5">
          <table:table-cell office:value-type="string" calcext:value-type="string">
            <text:p>1.5. This policy document was created following PID policies of the EOSC (https://data.europa.eu/doi/10.2777/926037) and the CESSDA ERIC (https://doi.org/10.5281/zenodo.3611323).</text:p>
          </table:table-cell>
          <table:table-cell table:number-columns-repeated="4" office:value-type="string" calcext:value-type="string">
            <text:p>--</text:p>
          </table:table-cell>
          <table:table-cell table:style-name="ce17" office:value-type="string" calcext:value-type="string">
            <text:p>No action needed</text:p>
          </table:table-cell>
          <table:table-cell/>
        </table:table-row>
        <table:table-row table:style-name="ro6">
          <table:table-cell office:value-type="string" calcext:value-type="string">
            <text:p>8.1. This policy document shall be reviewed by the LiDA coordinator after consulting the National Advisory Board of the LiDA and the head of the Centre for Data Analysis and Archiving (DAtA) of Kaunas University of Technology (KTU) every two years. The next revision is planned for 2026.</text:p>
          </table:table-cell>
          <table:table-cell table:number-columns-repeated="2" office:value-type="string" calcext:value-type="string">
            <text:p>--</text:p>
          </table:table-cell>
          <table:table-cell office:value-type="string" calcext:value-type="string">
            <text:p>Principle 6: Flexibility</text:p>
          </table:table-cell>
          <table:table-cell office:value-type="string" calcext:value-type="string">
            <text:p>--</text:p>
          </table:table-cell>
          <table:table-cell table:style-name="ce16" office:value-type="string" calcext:value-type="string">
            <text:p>Immediate action needed (add to LiDA curation policy)</text:p>
          </table:table-cell>
          <table:table-cell table:style-name="ce21" office:value-type="string" calcext:value-type="string">
            <text:p>Attention needed (every two years)</text:p>
          </table:table-cell>
        </table:table-row>
        <table:table-row table:style-name="ro5">
          <table:table-cell office:value-type="string" calcext:value-type="string">
            <text:p>2.1. LiDA shall act as a PID managing institution (Manager) that registers (issues) PIDs for data sets, collections of data sets and files contained within data sets on behalf of the Owners of the data (depositors).</text:p>
          </table:table-cell>
          <table:table-cell table:style-name="ce16" table:number-columns-repeated="2"/>
          <table:table-cell table:style-name="ce5" office:value-type="string" calcext:value-type="string">
            <text:p>--</text:p>
          </table:table-cell>
          <table:table-cell office:value-type="string" calcext:value-type="string">
            <text:p>--</text:p>
          </table:table-cell>
          <table:table-cell table:style-name="ce17" office:value-type="string" calcext:value-type="string">
            <text:p>No action needed</text:p>
          </table:table-cell>
          <table:table-cell/>
        </table:table-row>
        <table:table-row table:style-name="ro3">
          <table:table-cell office:value-type="string" calcext:value-type="string">
            <text:p>2.2. LiDA shall manage metadata of the data sets, collections of data sets and files contained within data sets that are linked to registered (issued) PIDs in consultation with the Owners of the data (depositors). Until the next revision of the policy, LiDA shall not not register (issue) PIDs for collections of data sets and files contained within data sets.</text:p>
          </table:table-cell>
          <table:table-cell table:style-name="ce16" table:number-columns-repeated="2"/>
          <table:table-cell table:style-name="ce5" office:value-type="string" calcext:value-type="string">
            <text:p>--</text:p>
          </table:table-cell>
          <table:table-cell office:value-type="string" calcext:value-type="string">
            <text:p>--</text:p>
          </table:table-cell>
          <table:table-cell table:style-name="ce16" office:value-type="string" calcext:value-type="string">
            <text:p>Immediate action needed (add to LiDA curation policy)</text:p>
          </table:table-cell>
          <table:table-cell table:style-name="ce21" office:value-type="string" calcext:value-type="string">
            <text:p>Attention needed (every two years)</text:p>
          </table:table-cell>
        </table:table-row>
        <table:table-row table:style-name="ro2">
          <table:table-cell office:value-type="string" calcext:value-type="string">
            <text:p>2.3. Registered (issued) PIDs shall serve as an instrument for easier data discovery by potential data users (clients of the LiDA data service).</text:p>
          </table:table-cell>
          <table:table-cell table:style-name="ce16" table:number-columns-repeated="2"/>
          <table:table-cell table:style-name="ce5" office:value-type="string" calcext:value-type="string">
            <text:p>--</text:p>
          </table:table-cell>
          <table:table-cell office:value-type="string" calcext:value-type="string">
            <text:p>--</text:p>
          </table:table-cell>
          <table:table-cell table:style-name="ce17" office:value-type="string" calcext:value-type="string">
            <text:p>No action needed</text:p>
          </table:table-cell>
          <table:table-cell/>
        </table:table-row>
        <table:table-row table:style-name="ro7">
          <table:table-cell office:value-type="string" calcext:value-type="string">
            <text:p>1.4. LiDA curates data following the international standards (FAIR [https://www.nature.com/articles/sdata201618] Guiding Principles for scientific data management and stewardship, TRUST [https://www.nature.com/articles/s41597-020-0486-7] Principles for digital repositories, RDA, EOSC, and CESSDA ERIC policies, outputs and recommendations related to data curation), which stipulate the use of standard and easy ways to identify and locate data sets. PIDs are employed as instruments for sustainable and reliable discovery and reuse of data sets, collections of data sets and files within data sets stored in the LiDA Dataverse Repository (https://lida.dataverse.lt). PIDs allow to find data sets and files within data sets (providing information if they changed and how; and in case they were removed/relocated, information is provided about the purposes and procedures in the tombstone page) and serve as means for referencing and citing them.</text:p>
          </table:table-cell>
          <table:table-cell office:value-type="string" calcext:value-type="string">
            <text:p>P7, P9</text:p>
          </table:table-cell>
          <table:table-cell office:value-type="string" calcext:value-type="string">
            <text:p>C7, C14</text:p>
          </table:table-cell>
          <table:table-cell office:value-type="string" calcext:value-type="string">
            <text:p>Background</text:p>
          </table:table-cell>
          <table:table-cell office:value-type="string" calcext:value-type="string">
            <text:p>PIDs are issued via APIs to all data sets that are published. No publishing of data set without PID is possible. Removal of data sets is possible, but the usual practice is to deacession them providing necessary information in the tombstone page (to which PID resolves).</text:p>
          </table:table-cell>
          <table:table-cell table:style-name="ce16" office:value-type="string" calcext:value-type="string">
            <text:p>Immediate action needed (add to LiDA curation policy)</text:p>
          </table:table-cell>
          <table:table-cell table:style-name="ce22" office:value-type="string" calcext:value-type="string">
            <text:p>Care needed (data sets are not deleted, but deaccessioned)</text:p>
          </table:table-cell>
        </table:table-row>
        <table:table-row table:style-name="ro8">
          <table:table-cell office:value-type="string" calcext:value-type="string">
            <text:p>4.1. PIDs shall be registered (issued) for all data sets curated by the LiDA. The data set PID shall not refer to a specific version of a data set, but metadata of the data set shall include information on a specific version of the data set that allows tracking of which version is disseminated and allows users to properly cite the data creator, title of the data set and which version was used. Data set versioning is more extensively described in the Dataverse User Guide (https://guides.dataverse.org/en/latest/user/dataset-management.html#id84).</text:p>
          </table:table-cell>
          <table:table-cell office:value-type="string" calcext:value-type="string">
            <text:p>P6</text:p>
          </table:table-cell>
          <table:table-cell office:value-type="string" calcext:value-type="string">
            <text:p>C11</text:p>
          </table:table-cell>
          <table:table-cell office:value-type="string" calcext:value-type="string">
            <text:p>Background; Principle 5: Visibility</text:p>
          </table:table-cell>
          <table:table-cell table:style-name="ce19" office:value-type="string" calcext:value-type="string">
            <text:p>PID is issued to every data set. Version information is indicated in the title and citation information. Different versions of the dataset can be accessed directly with reference to the PID (Telešienė, Audronė; Balžekienė, Aistė; Budžytė, Agnė; Zolubienė, Eimantė, 2023, "ISSP 2020: Environment IV, Lithuania, November 2022", https://hdl.handle.net/21.12137/RINOXY, Lithuanian Data Archive for SSH (LiDA), V2, UNF:6:Ycckho9gATlwVPtP79Z1zg== [fileUNF] <text:s/>&gt; https://lida.dataverse.lt/dataset.xhtml?persistentId=hdl:21.12137/RINOXY&amp;version=1.0)</text:p>
          </table:table-cell>
          <table:table-cell table:style-name="ce17" office:value-type="string" calcext:value-type="string">
            <text:p>No action needed</text:p>
          </table:table-cell>
          <table:table-cell/>
        </table:table-row>
        <table:table-row table:style-name="ro9">
          <table:table-cell office:value-type="string" calcext:value-type="string">
            <office:annotation draw:style-name="gr1" svg:width="2.3579in" svg:height="0.5457in" svg:x="4.9606in" svg:y="8.8295in" draw:caption-point-x="-0.2402in" draw:caption-point-y="0.5945in">
              <dc:creator>Vaidas</dc:creator>
              <dc:date>2025-05-30T00:00:00</dc:date>
              <text:p>Įdėti apie failų (data – X.*, metadata – *.X) ir datasetų (iš dataverse.org) versijavimo taisykles</text:p>
            </office:annotation>
            <text:p>3.5. Stipulation about PIDs registration (issuing) principles for the deposited data sets, collections of data sets and files within the data sets shall be included into the contracts with depositors. This stipulation shall also include regulations on how the metadata of data sets, collections of data sets and files within the data sets are maintained and comply with data documentation standards (set by the EOSC, CESSDA ERIC, RDA and other data curation standards developing organizations).</text:p>
          </table:table-cell>
          <table:table-cell table:style-name="ce16" table:number-columns-repeated="2"/>
          <table:table-cell table:style-name="ce5" office:value-type="string" calcext:value-type="string">
            <text:p>--</text:p>
          </table:table-cell>
          <table:table-cell table:style-name="ce19" office:value-type="string" calcext:value-type="string">
            <text:p>--</text:p>
          </table:table-cell>
          <table:table-cell table:style-name="ce16" office:value-type="string" calcext:value-type="string">
            <office:annotation draw:style-name="gr2" draw:text-style-name="P2" svg:width="4.1248in" svg:height="1.1709in" svg:x="17.9157in" svg:y="8.5575in" draw:caption-point-x="-0.5961in" draw:caption-point-y="0.8665in">
              <dc:creator>Unknown Author</dc:creator>
              <dc:date>2024-09-23T00:00:00</dc:date>
              <text:p text:style-name="P1"><text:span text:style-name="T1">A PID service should have a recognised owner within your organisation. This is the person who authorises a service agreement with the PID provider and ensures adherence to the contract between archive and service provider. Other responsibilities include ensuring accurate and good quality metadata is recorded for an object before publication and that PIDs are consistent with the agreed identifier structure.</text:span></text:p>
            </office:annotation>
            <text:p>Immediate action needed (section about data set and file PIDs included into contracts with depositors)</text:p>
          </table:table-cell>
          <table:table-cell table:style-name="ce22" office:value-type="string" calcext:value-type="string">
            <text:p>Care needed (section about data set and file PIDs included into contracts with depositors)</text:p>
          </table:table-cell>
        </table:table-row>
        <table:table-row table:style-name="ro6">
          <table:table-cell office:value-type="string" calcext:value-type="string">
            <office:annotation draw:style-name="gr3" draw:text-style-name="P4" svg:width="2.6917in" svg:height="1.0122in" svg:x="4.9606in" svg:y="9.9386in" draw:caption-point-x="-0.2402in" draw:caption-point-y="0.5945in">
              <dc:creator>Vaidas</dc:creator>
              <dc:date>2025-05-30T00:00:00</dc:date>
              <text:p text:style-name="P3"><text:span text:style-name="T1">Sena versija:</text:span></text:p>
              <text:p text:style-name="P3"><text:span text:style-name="T1">Until the next revision of the policy, PIDs for a data set and files contained within the data set shall be registered (issued) upon the official publication of the data set.</text:span></text:p>
            </office:annotation>
            <text:p>4.3. Until the next revision of the policy, PID for a data set shall be registered upon the official publication of the data set.</text:p>
          </table:table-cell>
          <table:table-cell table:style-name="ce16" table:number-columns-repeated="2"/>
          <table:table-cell table:style-name="ce5" office:value-type="string" calcext:value-type="string">
            <text:p>--</text:p>
          </table:table-cell>
          <table:table-cell table:style-name="ce19" office:value-type="string" calcext:value-type="string">
            <text:p>Data set and file PIDs are created when the draft version is saved. However, they are not registered. They are registered only when the data set is published. PID prefix is set and suffixes are generated randomly automatically.</text:p>
          </table:table-cell>
          <table:table-cell table:style-name="ce17" office:value-type="string" calcext:value-type="string">
            <office:annotation draw:style-name="gr4" draw:text-style-name="P2" svg:width="2.315in" svg:height="0.7374in" svg:x="18.1421in" svg:y="9.9177in" draw:caption-point-x="-0.8224in" draw:caption-point-y="0.6154in">
              <dc:creator>Vaidas</dc:creator>
              <dc:date>2025-05-30T00:00:00</dc:date>
              <text:p text:style-name="P1"><text:span text:style-name="T1">Data set collection galimai irgi, bet rankom (ateity); arba automatiškai, jei Dataverse įgyvendins. Files galima, bet neatlaiko kriterijų.</text:span></text:p>
            </office:annotation>
            <text:p>No action needed</text:p>
          </table:table-cell>
          <table:table-cell/>
        </table:table-row>
        <table:table-row table:style-name="ro6">
          <table:table-cell office:value-type="string" calcext:value-type="string">
            <text:p>4.4. PIDs registered (issued) shall have stable opaque prefix (issued by the PID service provider) and automatically generated alphanumeric suffix that globally and uniquely identify the objects being registered.</text:p>
          </table:table-cell>
          <table:table-cell table:style-name="ce16" table:number-columns-repeated="2"/>
          <table:table-cell table:style-name="ce5" office:value-type="string" calcext:value-type="string">
            <text:p>--</text:p>
          </table:table-cell>
          <table:table-cell table:style-name="ce19" office:value-type="string" calcext:value-type="string">
            <text:p>Data set and file PIDs are created when the draft version is saved. However, they are not registered. They are registered only when the data set is published. PID prefix is set and suffixes are generated randomly automatically.</text:p>
          </table:table-cell>
          <table:table-cell table:style-name="ce17" office:value-type="string" calcext:value-type="string">
            <office:annotation draw:style-name="gr4" draw:text-style-name="P2" svg:width="2.315in" svg:height="0.7374in" svg:x="18.1311in" svg:y="10.9618in" draw:caption-point-x="-0.8114in" draw:caption-point-y="0.2138in">
              <dc:creator>Vaidas</dc:creator>
              <dc:date>2025-05-30T00:00:00</dc:date>
              <text:p text:style-name="P1"><text:span text:style-name="T1">Data set collection galimai irgi, bet rankom (ateity); arba automatiškai, jei Dataverse įgyvendins. Files galima, bet neatlaiko kriterijų.</text:span></text:p>
            </office:annotation>
            <text:p>No action needed</text:p>
          </table:table-cell>
          <table:table-cell/>
        </table:table-row>
        <table:table-row table:style-name="ro3">
          <table:table-cell office:value-type="string" calcext:value-type="string">
            <office:annotation draw:style-name="gr5" svg:width="2.8106in" svg:height="2.4118in" svg:x="4.9606in" svg:y="11.2232in" draw:caption-point-x="-0.2402in" draw:caption-point-y="0.5945in">
              <dc:creator>Vaidas</dc:creator>
              <dc:date>2025-05-30T00:00:00</dc:date>
              <text:p>Sena versija: </text:p>
              <text:p>PIDs may also be issued for collections of data sets and files contained within data sets. Until the next revision of the policy, collections of data sets shall not be issued PIDs and all files contained within data sets shall be issued PIDs. Every new version of a file shall be issued a new PID and version information shall be indicated in the name of every file within a data set.</text:p>
              <text:p/>
              <text:p>Files should be versioned by replacement, not deletion and republishing: </text:p>
              <text:p>https://guides.dataverse.org/en/latest/user/dataset-management.html#replace-files</text:p>
            </office:annotation>
            <text:p>4.2. PIDs may also be issued for collections of data sets and files contained within data sets. Until the next revision of the policy, collections of data sets and files contained within data sets shall not be issued PIDs.</text:p>
          </table:table-cell>
          <table:table-cell office:value-type="string" calcext:value-type="string">
            <text:p>P6</text:p>
          </table:table-cell>
          <table:table-cell office:value-type="string" calcext:value-type="string">
            <text:p>C11</text:p>
          </table:table-cell>
          <table:table-cell office:value-type="string" calcext:value-type="string">
            <text:p>Background; Principle 5: Visibility</text:p>
          </table:table-cell>
          <table:table-cell table:style-name="ce19" office:value-type="string" calcext:value-type="string">
            <text:p>PID issuing for collections of data sets is not supported, but possible manually outside Dataverse software. PIDs may be issued to all data files depending on repository/data collection policy (to all files/none in the whole repository or a specific collection). Every new version of a file is issued a new PID. In addition, version information is indicated in the name of the file.</text:p>
          </table:table-cell>
          <table:table-cell table:style-name="ce21" office:value-type="string" calcext:value-type="string">
            <office:annotation draw:style-name="gr6" draw:text-style-name="P2" svg:width="2.6354in" svg:height="1.6587in" svg:x="18.0823in" svg:y="11.0354in" draw:caption-point-x="-0.7626in" draw:caption-point-y="0.7823in">
              <dc:creator>Unknown Author</dc:creator>
              <dc:date>2024-09-20T00:00:00</dc:date>
              <text:p text:style-name="P1"><text:span text:style-name="T1">Katalogai turi būti tvirtinami koordinatoriaus/data centro vadovo, kartą į menėsį, jei atsiras katalogų PIDai. Kol nėra katalogų PIDų, galima kurti kokius tik nori katalogus ir kaip nori. Kai atsiras katalogų PIDai, tada aišku turės likti tombstone pages dataversams, bet Dataversas to nepalaiko…</text:span></text:p>
            </office:annotation>
            <text:p>Attention needed (every two years)</text:p>
          </table:table-cell>
          <table:table-cell table:style-name="ce22" office:value-type="string" calcext:value-type="string">
            <text:p>Care needed (published files are replaced, never deleted&amp;reuploaded, for version control)</text:p>
          </table:table-cell>
        </table:table-row>
        <table:table-row table:style-name="ro3">
          <table:table-cell office:value-type="string" calcext:value-type="string">
            <text:p>3.1. LiDA is committed to use a PID system and a PID service provider that ensure credibility, long-term viability of the service and use of open standards as well as clear and transparent policy and business models. LiDA is also committed to use a trusted and well-known PID system running an uninterrupted, reliable global resolver.</text:p>
          </table:table-cell>
          <table:table-cell office:value-type="string" calcext:value-type="string">
            <text:p>P10</text:p>
          </table:table-cell>
          <table:table-cell office:value-type="string" calcext:value-type="string">
            <text:p>C7, C14</text:p>
          </table:table-cell>
          <table:table-cell office:value-type="string" calcext:value-type="string">
            <text:p>Principle 1: Identifying</text:p>
          </table:table-cell>
          <table:table-cell office:value-type="string" calcext:value-type="string">
            <text:p>--</text:p>
          </table:table-cell>
          <table:table-cell table:style-name="ce17" office:value-type="string" calcext:value-type="string">
            <text:p>No action needed</text:p>
          </table:table-cell>
          <table:table-cell/>
        </table:table-row>
        <table:table-row table:style-name="ro2">
          <table:table-cell office:value-type="string" calcext:value-type="string">
            <text:p>3.6. LiDA shall use PID system that is recommended by the CESSDA ERIC and/or the EOSC-A PID Policy and Implementation Task Force.</text:p>
          </table:table-cell>
          <table:table-cell table:style-name="ce16" office:value-type="string" calcext:value-type="string">
            <text:p>P10</text:p>
          </table:table-cell>
          <table:table-cell table:style-name="ce16" office:value-type="string" calcext:value-type="string">
            <text:p>C5, C7, C14</text:p>
          </table:table-cell>
          <table:table-cell table:style-name="ce18" office:value-type="string" calcext:value-type="string">
            <text:p>Principle 1: Identifying; Principle 3: Resolving</text:p>
          </table:table-cell>
          <table:table-cell office:value-type="string" calcext:value-type="string">
            <text:p>--</text:p>
          </table:table-cell>
          <table:table-cell table:style-name="ce21" office:value-type="string" calcext:value-type="string">
            <office:annotation draw:style-name="gr7" draw:text-style-name="P2" svg:width="3.0449in" svg:height="1.1059in" svg:x="17.8508in" svg:y="12.7878in" draw:caption-point-x="-0.5311in" draw:caption-point-y="0.626in">
              <dc:creator>Unknown Author</dc:creator>
              <dc:date>2024-09-20T00:00:00</dc:date>
              <text:p text:style-name="P1"><text:span text:style-name="T1">CESSDA ERIC Persistent Identifier Policy 2022</text:span></text:p>
              <text:p text:style-name="P1"><text:span text:style-name="T1">EOSC-A PID Policy and Implementation Task Force draft report: Mapping current PID-related activities in the EOSC context (A landscape analysis of PID activities)</text:span></text:p>
            </office:annotation>
            <text:p>Attention needed (every two years)</text:p>
          </table:table-cell>
          <table:table-cell/>
        </table:table-row>
        <table:table-row table:style-name="ro5">
          <table:table-cell office:value-type="string" calcext:value-type="string">
            <text:p>3.7. Registering (issuing) of PIDs for data sets, collections of data sets and files contained within data sets at the LiDA Dataverse repository shall be regulated by contracts with PID service providers.</text:p>
          </table:table-cell>
          <table:table-cell table:style-name="ce16" office:value-type="string" calcext:value-type="string">
            <text:p>P10</text:p>
          </table:table-cell>
          <table:table-cell table:style-name="ce16" office:value-type="string" calcext:value-type="string">
            <text:p>C5, C7, C14</text:p>
          </table:table-cell>
          <table:table-cell table:style-name="ce18" office:value-type="string" calcext:value-type="string">
            <text:p>Principle 1: Identifying; Principle 3: Resolving</text:p>
          </table:table-cell>
          <table:table-cell office:value-type="string" calcext:value-type="string">
            <text:p>--</text:p>
          </table:table-cell>
          <table:table-cell table:style-name="ce16" office:value-type="string" calcext:value-type="string">
            <text:p>Immediate action needed (contract with PID service provider)</text:p>
          </table:table-cell>
          <table:table-cell/>
        </table:table-row>
        <table:table-row table:style-name="ro3">
          <table:table-cell office:value-type="string" calcext:value-type="string">
            <text:p>3.8. Until the next revision of the policy, LiDA shall register (issue) ePIC Handle PIDs to data sets via B2HANDLE service provided by the EUDAT CDI infrastructure. Until the next revision of the policy, LiDA shall not register (issue) PIDs for collections of data sets and files contained within data sets.</text:p>
          </table:table-cell>
          <table:table-cell table:style-name="ce16" office:value-type="string" calcext:value-type="string">
            <text:p>P10</text:p>
          </table:table-cell>
          <table:table-cell table:style-name="ce16" office:value-type="string" calcext:value-type="string">
            <text:p>C5, C7, C14</text:p>
          </table:table-cell>
          <table:table-cell table:style-name="ce18" office:value-type="string" calcext:value-type="string">
            <text:p>Principle 1: Identifying; Principle 3: Resolving</text:p>
          </table:table-cell>
          <table:table-cell office:value-type="string" calcext:value-type="string">
            <text:p>Issuing of ePIC Handle PIDs to data sets and all files within data sets via B2HANDLE service of the EUDAT CDI is supported.</text:p>
          </table:table-cell>
          <table:table-cell table:style-name="ce21" office:value-type="string" calcext:value-type="string">
            <office:annotation draw:style-name="gr7" draw:text-style-name="P2" svg:width="3.0449in" svg:height="1.1059in" svg:x="17.8508in" svg:y="13.6059in" draw:caption-point-x="-0.5311in" draw:caption-point-y="0.626in">
              <dc:creator>Unknown Author</dc:creator>
              <dc:date>2024-09-20T00:00:00</dc:date>
              <text:p text:style-name="P1"><text:span text:style-name="T1">CESSDA ERIC Persistent Identifier Policy 2022</text:span></text:p>
              <text:p text:style-name="P1"><text:span text:style-name="T1">EOSC-A PID Policy and Implementation Task Force draft report: Mapping current PID-related activities in the EOSC context (A landscape analysis of PID activities)</text:span></text:p>
            </office:annotation>
            <text:p>Attention needed (every two years)</text:p>
          </table:table-cell>
          <table:table-cell/>
        </table:table-row>
        <table:table-row table:style-name="ro3">
          <table:table-cell office:value-type="string" calcext:value-type="string">
            <text:p>3.2. LiDA commits to permanently maintain PIDs issued to its data sets, their collections and files contained within data sets. Operation of the technical infrastructure shall guarantee that an assigned PID always resolves to the same object (data set, collection, file).</text:p>
          </table:table-cell>
          <table:table-cell table:style-name="ce16" office:value-type="string" calcext:value-type="string">
            <text:p>P7, P9</text:p>
          </table:table-cell>
          <table:table-cell table:style-name="ce16" office:value-type="string" calcext:value-type="string">
            <text:p>C5, C7, C14</text:p>
          </table:table-cell>
          <table:table-cell table:style-name="ce18" office:value-type="string" calcext:value-type="string">
            <text:p>Principle 1: Identifying; Principle 3: Resolving; Principle 5: Visibility</text:p>
          </table:table-cell>
          <table:table-cell office:value-type="string" calcext:value-type="string">
            <text:p>Permanent maintenance is guaranteed via backup copies and testing/production servers. Removal of data sets is possible, but the usual practice is to deacession them providing necessary information in the tombstone page (to which PID resolves). The tombstone page guarantees that assigned PID always resolves to the same object.</text:p>
          </table:table-cell>
          <table:table-cell table:style-name="ce17" office:value-type="string" calcext:value-type="string">
            <text:p>No action needed</text:p>
          </table:table-cell>
          <table:table-cell/>
        </table:table-row>
        <table:table-row table:style-name="ro10">
          <table:table-cell office:value-type="string" calcext:value-type="string">
            <text:p>3.3. The data curation procedures and workflows (as provided in the LiDA Data Curation and Long-Time Preservation Policy) shall guarantee that the landing pages of data sets, their collections and files contained within data sets shall contain up-to-date information about these objects even if they are no longer accessible. If a data set, a collection of data sets or a file within a data set is no longer accessible, a tombstone landing page shall be maintained, including citation metadata and information about the data set, collection or file provider.</text:p>
          </table:table-cell>
          <table:table-cell table:style-name="ce16" office:value-type="string" calcext:value-type="string">
            <text:p>P7, P9</text:p>
          </table:table-cell>
          <table:table-cell table:style-name="ce16" office:value-type="string" calcext:value-type="string">
            <text:p>C5, C7, C14</text:p>
          </table:table-cell>
          <table:table-cell table:style-name="ce18" office:value-type="string" calcext:value-type="string">
            <text:p>Principle 1: Identifying; Principle 3: Resolving; Principle 5: Visibility</text:p>
          </table:table-cell>
          <table:table-cell office:value-type="string" calcext:value-type="string">
            <text:p>Permanent maintenance is guaranteed via backup copies and testing/production servers. Removal of data sets is possible, but the usual practice is to deacession them providing necessary information in the tombstone page (to which PID resolves). The tombstone page guarantees that assigned PID always resolves to the same object.</text:p>
          </table:table-cell>
          <table:table-cell table:style-name="ce16" office:value-type="string" calcext:value-type="string">
            <office:annotation draw:style-name="gr7" draw:text-style-name="P2" svg:width="3.0449in" svg:height="1.1059in" svg:x="17.8508in" svg:y="15.2016in" draw:caption-point-x="-0.5311in" draw:caption-point-y="0.626in">
              <dc:creator>Unknown Author</dc:creator>
              <dc:date>2024-09-20T00:00:00</dc:date>
              <text:p text:style-name="P1"><text:span text:style-name="T1">CESSDA ERIC Persistent Identifier Policy 2022</text:span></text:p>
              <text:p text:style-name="P1"><text:span text:style-name="T1">EOSC-A PID Policy and Implementation Task Force draft report: Mapping current PID-related activities in the EOSC context (A landscape analysis of PID activities)</text:span></text:p>
            </office:annotation>
            <text:p>Immediate action needed (contract with PID service provider)</text:p>
          </table:table-cell>
          <table:table-cell table:style-name="ce22" office:value-type="string" calcext:value-type="string">
            <text:p>Care needed (new file versions should be published using “Replace”)</text:p>
          </table:table-cell>
        </table:table-row>
        <table:table-row table:style-name="ro3">
          <table:table-cell office:value-type="string" calcext:value-type="string">
            <text:p>3.4. Registered (issued) PIDs shall not be deleted under any circumstances, except in cases of fraud, withdrawal, expiry of publication permissions and internal experimentation with publication of objects in the LiDA Dataverse Repository.</text:p>
          </table:table-cell>
          <table:table-cell table:style-name="ce16" office:value-type="string" calcext:value-type="string">
            <text:p>P7, P9</text:p>
          </table:table-cell>
          <table:table-cell table:style-name="ce16" office:value-type="string" calcext:value-type="string">
            <text:p>C5, C7, C14</text:p>
          </table:table-cell>
          <table:table-cell table:style-name="ce18" office:value-type="string" calcext:value-type="string">
            <text:p>Principle 1: Identifying; Principle 3: Resolving; Principle 5: Visibility</text:p>
          </table:table-cell>
          <table:table-cell office:value-type="string" calcext:value-type="string">
            <text:p>Permanent maintenance is guaranteed via backup copies and testing/production servers. Removal of data sets is possible, but the usual practice is to deacession them providing necessary information in the tombstone page (to which PID resolves). The tombstone page guarantees that assigned PID always resolves to the same object.</text:p>
          </table:table-cell>
          <table:table-cell table:style-name="ce22" office:value-type="string" calcext:value-type="string">
            <text:p>Care needed (new file versions should be published using “Replace”)</text:p>
          </table:table-cell>
          <table:table-cell/>
        </table:table-row>
        <table:table-row table:style-name="ro5">
          <table:table-cell office:value-type="string" calcext:value-type="string">
            <text:p>4.5. The PID of a data set shall be embedded within the data and other files belonging to the data set (as a variable, a reference or otherwise depending on a file format/structure).</text:p>
          </table:table-cell>
          <table:table-cell table:style-name="ce16" table:number-columns-repeated="2"/>
          <table:table-cell office:value-type="string" calcext:value-type="string">
            <text:p>Principle 1: Identifying</text:p>
          </table:table-cell>
          <table:table-cell office:value-type="string" calcext:value-type="string">
            <text:p>Embedding of PIDs is implemented manually during the processing of data and other files belonging to data sets and during the production of the metadata of data sets</text:p>
          </table:table-cell>
          <table:table-cell table:style-name="ce16" office:value-type="string" calcext:value-type="string">
            <text:p>Immediate action needed (PIDs of data sets embedded within files of data sets)</text:p>
          </table:table-cell>
          <table:table-cell table:style-name="ce22" office:value-type="string" calcext:value-type="string">
            <text:p>Care needed (PIDs of data sets embedded within files of data sets)</text:p>
          </table:table-cell>
        </table:table-row>
        <table:table-row table:style-name="ro3">
          <table:table-cell office:value-type="string" calcext:value-type="string">
            <text:p>4.6. If PIDs are issued to the collections of data sets (catalogues), they shall be embedded within metadata of data sets belonging to the data set collection (e.g., in description/abstract or/and series information section). Until the next revision of the policy, collections of data sets shall not be issued PIDs (so shall not be included into the metadata of data sets).</text:p>
          </table:table-cell>
          <table:table-cell table:style-name="ce16" table:number-columns-repeated="2"/>
          <table:table-cell office:value-type="string" calcext:value-type="string">
            <text:p>Principle 1: Identifying</text:p>
          </table:table-cell>
          <table:table-cell office:value-type="string" calcext:value-type="string">
            <text:p>Embedding of PIDs is implemented manually during the processing of data and other files belonging to data sets and during the production of the metadata of data sets</text:p>
          </table:table-cell>
          <table:table-cell table:style-name="ce22" office:value-type="string" calcext:value-type="string">
            <text:p>Care needed (PIDs of data set collections embedded within data set metadata)</text:p>
          </table:table-cell>
          <table:table-cell/>
        </table:table-row>
        <table:table-row table:style-name="ro3">
          <table:table-cell office:value-type="string" calcext:value-type="string">
            <text:p>5.1. All PIDs assigned to data sets, collections of data sets, and files within data sets shall resolve to a landing page at the website of the LiDA Dataverse Repository (https://lida.dataverse.lt). Until the next revision of the policy, collections of data sets and files contained within data sets shall not be issued PIDs.</text:p>
          </table:table-cell>
          <table:table-cell table:style-name="ce16" table:number-columns-repeated="2"/>
          <table:table-cell table:style-name="ce18" office:value-type="string" calcext:value-type="string">
            <text:p>Principle 2: Locating; Principle 5: Visibility</text:p>
          </table:table-cell>
          <table:table-cell office:value-type="string" calcext:value-type="string">
            <text:p><text:span text:style-name="T3">Data set PIDs resolve to a page with basic information and tabs including files, metadata, terms of use and versions. File PIDs resolve to a file preview page (if preview is possible) with tabs including metadata and versions. PIDs for data collections are not issued, but could be assigned manually outside Dataverse software</text:span>.</text:p>
          </table:table-cell>
          <table:table-cell table:style-name="ce21" office:value-type="string" calcext:value-type="string">
            <text:p>Attention needed (every two years)</text:p>
          </table:table-cell>
          <table:table-cell/>
        </table:table-row>
        <table:table-row table:style-name="ro3">
          <table:table-cell office:value-type="string" calcext:value-type="string">
            <text:p>5.2. The landing page shall always contain the last and authoritative version of the metadata of the referenced object.</text:p>
          </table:table-cell>
          <table:table-cell table:style-name="ce16" table:number-columns-repeated="2"/>
          <table:table-cell table:style-name="ce18" office:value-type="string" calcext:value-type="string">
            <text:p>Principle 2: Locating; Principle 5: Visibility</text:p>
          </table:table-cell>
          <table:table-cell office:value-type="string" calcext:value-type="string">
            <text:p><text:span text:style-name="T3">Data set PIDs resolve to a page with basic information and tabs including files, metadata, terms of use and versions. File PIDs resolve to a file preview page (if preview is possible) with tabs including metadata and versions. PIDs for data collections are not issued, but could be assigned manually outside Dataverse software</text:span>.</text:p>
          </table:table-cell>
          <table:table-cell table:style-name="ce21" office:value-type="string" calcext:value-type="string">
            <text:p>Attention needed (every two years)</text:p>
          </table:table-cell>
          <table:table-cell/>
        </table:table-row>
        <table:table-row table:style-name="ro8">
          <table:table-cell office:value-type="string" calcext:value-type="string">
            <text:p>5.3. The landing page of a data set shall include basic information about the data set including its short description, origin, version, availability and accessibility. It shall also include more detailed information under the special tabs: Metadata, Terms and Versions. Under the Versions tab, information on differences between the versions of the data set together with links to all the versions of the data set shall be included (with clear indication which version is the last one according to the date of publication). Under the Metadata tab, information about related data sets and (if known) their PIDs shall be included.</text:p>
          </table:table-cell>
          <table:table-cell table:style-name="ce16" table:number-columns-repeated="2"/>
          <table:table-cell office:value-type="string" calcext:value-type="string">
            <text:p>Principle 2: Locating; Principle 5: Visibility</text:p>
          </table:table-cell>
          <table:table-cell office:value-type="string" calcext:value-type="string">
            <text:p>Data set PIDs resolve to a page with basic information and tabs including files, metadata, terms of use and versions. </text:p>
          </table:table-cell>
          <table:table-cell table:style-name="ce22" office:value-type="string" calcext:value-type="string">
            <text:p>Care needed (information about related data sets and (if known) their PIDs added)</text:p>
          </table:table-cell>
          <table:table-cell/>
        </table:table-row>
        <table:table-row table:style-name="ro9">
          <table:table-cell table:style-name="ce15" office:value-type="string" calcext:value-type="string">
            <office:annotation draw:style-name="gr8" svg:width="1.1413in" svg:height="0.7083in" svg:x="4.9606in" svg:y="21.5949in" draw:caption-point-x="-0.2402in" draw:caption-point-y="0.5945in">
              <dc:creator>Vaidas</dc:creator>
              <dc:date>2025-05-30T00:00:00</dc:date>
              <text:p>Available, but does not work as desired.</text:p>
            </office:annotation>
            <text:p>5.4. The landing page of a file within a data set shall launch a file preview page (if preview is possible) with tabs for Metadata and Versions. If preview is not available the landing page shall launch Metadata tab which includes a short description, origin, version, availability and accessibility of the file. Under the Versions tab, information on the file changes in different data set versions shall be included (with clear indication which version is the last one according to the date of publication).</text:p>
          </table:table-cell>
          <table:table-cell table:style-name="ce16" table:number-columns-repeated="2"/>
          <table:table-cell office:value-type="string" calcext:value-type="string">
            <text:p>Principle 2: Locating</text:p>
          </table:table-cell>
          <table:table-cell office:value-type="string" calcext:value-type="string">
            <text:p>File PIDs resolve to a file preview page (if preview is possible) with tabs including metadata and versions.</text:p>
          </table:table-cell>
          <table:table-cell table:style-name="ce21" office:value-type="string" calcext:value-type="string">
            <text:p>Attention needed (every two years)</text:p>
          </table:table-cell>
          <table:table-cell/>
        </table:table-row>
        <table:table-row table:style-name="ro1">
          <table:table-cell table:style-name="ce15" office:value-type="string" calcext:value-type="string">
            <office:annotation draw:style-name="gr8" svg:width="1.1413in" svg:height="0.7083in" svg:x="4.9606in" svg:y="22.7039in" draw:caption-point-x="-0.2402in" draw:caption-point-y="0.5945in">
              <dc:creator>Vaidas</dc:creator>
              <dc:date>2025-05-30T00:00:00</dc:date>
              <text:p>Not available yet.</text:p>
            </office:annotation>
            <text:p>5.5. The landing page of a collection of data sets shall …</text:p>
          </table:table-cell>
          <table:table-cell table:style-name="ce16" table:number-columns-repeated="2"/>
          <table:table-cell office:value-type="string" calcext:value-type="string">
            <text:p>Principle 2: Locating</text:p>
          </table:table-cell>
          <table:table-cell office:value-type="string" calcext:value-type="string">
            <text:p>Not implemented in Dataverse</text:p>
          </table:table-cell>
          <table:table-cell table:style-name="ce21" office:value-type="string" calcext:value-type="string">
            <text:p>Attention needed (every two years)</text:p>
          </table:table-cell>
          <table:table-cell/>
        </table:table-row>
        <table:table-row table:style-name="ro3">
          <table:table-cell office:value-type="string" calcext:value-type="string">
            <office:annotation draw:style-name="gr9" svg:width="3.8953in" svg:height="1.1677in" svg:x="5.4673in" svg:y="23.2169in" draw:caption-point-x="-0.7469in" draw:caption-point-y="0.2591in">
              <dc:creator>Vaidas</dc:creator>
              <dc:date>2025-05-30T00:00:00</dc:date>
              <text:p>Sena versija:</text:p>
              <text:p text:style-name="P5"><text:span text:style-name="T1">6.1. Information on how to cite a data set or files within the data set and recommended citation standards shall include PIDs of the data set or files within the data set. Until the next revision of the policy, collections of data sets shall not be issued PIDs and shall not include information on how to cite them or recommended citation standards.</text:span></text:p>
            </office:annotation>
            <text:p>6.1. Information on how to cite a data set or files within the data set and recommended citation standards shall include only PIDs of the data set. Until the next revision of the policy, collections of data sets and files within the data set shall not be issued PIDs and collections of data sets shall not include information on how to cite them or recommended citation standards.</text:p>
          </table:table-cell>
          <table:table-cell table:style-name="ce18" table:number-columns-repeated="2"/>
          <table:table-cell office:value-type="string" calcext:value-type="string">
            <text:p>Principle 4: Referencing and Citation</text:p>
          </table:table-cell>
          <table:table-cell office:value-type="string" calcext:value-type="string">
            <text:p>Information on how to cite a data set or files within the data set and recommended citation standards are produced automatically and are present/visible on the landing pages.</text:p>
          </table:table-cell>
          <table:table-cell table:style-name="ce21" office:value-type="string" calcext:value-type="string">
            <text:p>Attention needed (every two years)</text:p>
          </table:table-cell>
          <table:table-cell/>
        </table:table-row>
        <table:table-row table:style-name="ro3">
          <table:table-cell office:value-type="string" calcext:value-type="string">
            <office:annotation draw:style-name="gr10" draw:text-style-name="P6" svg:width="3.8197in" svg:height="1.3232in" svg:x="4.9606in" svg:y="23.6795in" draw:caption-point-x="-0.2402in" draw:caption-point-y="0.5945in">
              <dc:creator>Vaidas</dc:creator>
              <dc:date>2025-05-30T00:00:00</dc:date>
              <text:p text:style-name="P5"><text:span text:style-name="T1">Sena versija:</text:span></text:p>
              <text:p text:style-name="P5"><text:span text:style-name="T1">6.2. Data sets (and not separate files within the data sets) shall be made available for resource-discovery and metadata harvesting. PIDs of data sets shall be included into export points for resource-discovery and harvestable metadata. Until the next revision of the policy, collections of data sets shall not be made available for resource-discovery and metadata harvesting.</text:span></text:p>
            </office:annotation>
            <text:p>6.2. Data sets shall be made available for resource-discovery and metadata harvesting. PIDs of data sets shall be included into export points for resource-discovery and harvestable metadata. Until the next revision of the policy, collections of data sets and files contained within the data sets shall not be made available for resource-discovery and metadata harvesting.</text:p>
          </table:table-cell>
          <table:table-cell table:style-name="ce18" table:number-columns-repeated="2"/>
          <table:table-cell office:value-type="string" calcext:value-type="string">
            <text:p>Principle 5: Visibility</text:p>
          </table:table-cell>
          <table:table-cell office:value-type="string" calcext:value-type="string">
            <text:p>Dataverse provides standard metadata export formats for datasets (Dublin Core, DataCite, DDI etc.). Also, metadata harvesting via OAI-PMH is available. All these ways of exporting metadata include PIDs of datasets.</text:p>
          </table:table-cell>
          <table:table-cell table:style-name="ce21" office:value-type="string" calcext:value-type="string">
            <text:p>Attention needed (every two years)</text:p>
          </table:table-cell>
          <table:table-cell/>
        </table:table-row>
        <table:table-row table:style-name="ro3">
          <table:table-cell office:value-type="string" calcext:value-type="string">
            <text:p>7.1. LiDA shall check the integrity of the resolution of registered (issued) PIDs once every three months. The sample will contain at least 100 randomly selected issued PIDs for data sets and files within datasets. Integrity verification will only be related to link rot as absence of content drift is ensured with automatic versioning implemented in Dataverse software.</text:p>
          </table:table-cell>
          <table:table-cell table:style-name="ce18" table:number-columns-repeated="2"/>
          <table:table-cell office:value-type="string" calcext:value-type="string">
            <text:p>--</text:p>
          </table:table-cell>
          <table:table-cell office:value-type="string" calcext:value-type="string">
            <text:p>Datverse automatically manages versioning and preserves versioning information.</text:p>
          </table:table-cell>
          <table:table-cell table:style-name="ce16" office:value-type="string" calcext:value-type="string">
            <text:p>Immediate action needed (internal register of all issued PIDs)</text:p>
          </table:table-cell>
          <table:table-cell table:style-name="ce22" office:value-type="string" calcext:value-type="string">
            <office:annotation draw:style-name="gr11" draw:text-style-name="P9" svg:width="5.4697in" svg:height="4.3665in" svg:x="20.6504in" svg:y="21.9898in" draw:caption-point-x="-1.3618in" draw:caption-point-y="3.0823in">
              <dc:creator>Unknown Author</dc:creator>
              <dc:date>2024-09-23T00:00:00</dc:date>
              <text:p text:style-name="P7"><text:span text:style-name="T1">T35: Resolution Percentage</text:span></text:p>
              <text:p text:style-name="P7"><text:span text:style-name="T1">Given the percentage f of resolved PIDs that result in a viable entity, compared to a community expectation p. Please provide values for f and p.</text:span></text:p>
              <text:p text:style-name="P7"><text:span text:style-name="T1">T14: Resolution Efficiency/ Integrity</text:span></text:p>
              <text:p text:style-name="P7"><text:span text:style-name="T1">Given the percentage f of resolved PIDs that result in a viable entity, compared to a community expectation p. Please provide values for f and p. </text:span></text:p>
              <text:p text:style-name="P7"><text:span text:style-name="T1">T34: Persistence Mean</text:span></text:p>
              <text:p text:style-name="P7"><text:span text:style-name="T1">Using a random but statistically significant sample from the provider, determine the distribution of resolvable PIDs as a function of the time (in units of years) since creation. Extract the mean (m) and the norm (n) and insert below.</text:span></text:p>
              <text:p text:style-name="P7"><text:span text:style-name="T1">T16: Digital Representation Exists</text:span></text:p>
              <text:p text:style-name="P7"><text:span text:style-name="T1">Given the percentage f of resolved PIDs that result in a viable entity, compared to a community expectation p. Please provide values for f and p.</text:span></text:p>
              <text:p text:style-name="P8"><text:span text:style-name="T1">T35: Resolution Percentage</text:span></text:p>
              <text:p text:style-name="P8"><text:span text:style-name="T1">Provide the actual percentage of PIDs that resolve to a viable entity from a random statistically significant sample (f) and the community’s expectation of the percentage of PIDs that resolve to a viable entity from a random statistically significant sample (p) below.</text:span></text:p>
            </office:annotation>
            <text:p>Care needed (quarterly checks of link rot)</text:p>
          </table:table-cell>
        </table:table-row>
        <table:table-row table:style-name="ro1">
          <table:table-cell table:style-name="Default"/>
          <table:table-cell table:style-name="ce3" table:number-columns-repeated="2"/>
          <table:table-cell table:number-columns-repeated="4"/>
        </table:table-row>
        <table:table-row table:style-name="ro1">
          <table:table-cell table:style-name="ce11" office:value-type="string" calcext:value-type="string">
            <text:p>Notes:</text:p>
          </table:table-cell>
          <table:table-cell table:style-name="ce3" table:number-columns-repeated="2"/>
          <table:table-cell table:number-columns-repeated="4"/>
        </table:table-row>
        <table:table-row table:style-name="ro1">
          <table:table-cell table:style-name="ce17" office:value-type="string" calcext:value-type="string">
            <text:p><text:span text:style-name="T2">In green</text:span>: included into the policy document.</text:p>
          </table:table-cell>
          <table:table-cell table:style-name="ce3" table:number-columns-repeated="2"/>
          <table:table-cell table:number-columns-repeated="4"/>
        </table:table-row>
        <table:table-row table:style-name="ro1">
          <table:table-cell table:style-name="ce20" office:value-type="string" calcext:value-type="string">
            <text:p><text:span text:style-name="T2">In yellow</text:span>: not included into the policy document.</text:p>
          </table:table-cell>
          <table:table-cell table:style-name="ce3" table:number-columns-repeated="2"/>
          <table:table-cell table:number-columns-repeated="4"/>
        </table:table-row>
        <table:table-row table:style-name="ro1">
          <table:table-cell table:style-name="Default"/>
          <table:table-cell table:style-name="ce3" table:number-columns-repeated="2"/>
          <table:table-cell table:number-columns-repeated="4"/>
        </table:table-row>
        <table:table-row table:style-name="ro1" table:number-rows-repeated="9">
          <table:table-cell table:style-name="Default"/>
          <table:table-cell table:number-columns-repeated="2"/>
          <table:table-cell table:style-name="Default"/>
          <table:table-cell table:number-columns-repeated="3"/>
        </table:table-row>
        <table:table-row table:style-name="ro1" table:number-rows-repeated="7">
          <table:table-cell table:style-name="ce3"/>
          <table:table-cell table:number-columns-repeated="2"/>
          <table:table-cell table:style-name="Default"/>
          <table:table-cell table:number-columns-repeated="3"/>
        </table:table-row>
        <table:table-row table:style-name="ro1">
          <table:table-cell table:style-name="Default"/>
          <table:table-cell table:number-columns-repeated="2"/>
          <table:table-cell table:style-name="Default"/>
          <table:table-cell table:number-columns-repeated="3"/>
        </table:table-row>
      </table:table>
      <table:table table:name="standards" table:style-name="ta1">
        <office:forms form:automatic-focus="false" form:apply-design-mode="false"/>
        <table:table-column table:style-name="co6" table:default-cell-style-name="Default"/>
        <table:table-column table:style-name="co7" table:default-cell-style-name="Default"/>
        <table:table-column table:style-name="co3" table:number-columns-repeated="16382" table:default-cell-style-name="Default"/>
        <table:table-row table:style-name="ro1">
          <table:table-cell table:style-name="ce11" office:value-type="string" calcext:value-type="string">
            <text:p>EOSC PID Policy: Principles/Objectives</text:p>
          </table:table-cell>
          <table:table-cell table:style-name="ce11"/>
          <table:table-cell table:number-columns-repeated="16382"/>
        </table:table-row>
        <table:table-row table:style-name="ro1">
          <table:table-cell table:style-name="ce14" office:value-type="string" calcext:value-type="string">
            <text:p>P1: Application: PID application depends on unambiguous ownership, proper maintenance, and unambiguous identification of the entity being referenced.</text:p>
          </table:table-cell>
          <table:table-cell table:style-name="ce11"/>
          <table:table-cell table:number-columns-repeated="16382"/>
        </table:table-row>
        <table:table-row table:style-name="ro1">
          <table:table-cell table:style-name="ce14" office:value-type="string" calcext:value-type="string">
            <text:p>P2: Secure: PID services for EOSC need to address (a wide variety of) applications (including those) that require secure mechanisms built into the PID Infrastructure.</text:p>
          </table:table-cell>
          <table:table-cell table:style-name="ce11"/>
          <table:table-cell table:number-columns-repeated="16382"/>
        </table:table-row>
        <table:table-row table:style-name="ro1">
          <table:table-cell table:style-name="ce14" office:value-type="string" calcext:value-type="string">
            <text:p>P3: Ecosystem: An ecosystem of PID Infrastructures is needed to support the wide variety of scientific applications and offers sufficient flexibility (service providers, scheme, attribute set) and capacity.</text:p>
          </table:table-cell>
          <table:table-cell table:style-name="ce11"/>
          <table:table-cell table:number-columns-repeated="16382"/>
        </table:table-row>
        <table:table-row table:style-name="ro1">
          <table:table-cell table:style-name="ce14" office:value-type="string" calcext:value-type="string">
            <text:p>P4: Levels of Granularity: The PID ecosystem ideally supports multiple levels of granularity and encourages/fosters links between them.</text:p>
          </table:table-cell>
          <table:table-cell table:style-name="ce11"/>
          <table:table-cell table:number-columns-repeated="16382"/>
        </table:table-row>
        <table:table-row table:style-name="ro1">
          <table:table-cell table:style-name="ce14" office:value-type="string" calcext:value-type="string">
            <text:p>P5: Type Support: Classes of digital objects may need different attribute sets a PID is resolved to. It is the responsibility of a community of practice to define and document these attribute sets (PID Kernel Information Profiles).</text:p>
          </table:table-cell>
          <table:table-cell table:style-name="ce11"/>
          <table:table-cell table:number-columns-repeated="16382"/>
        </table:table-row>
        <table:table-row table:style-name="ro1">
          <table:table-cell table:style-name="ce14" office:value-type="string" calcext:value-type="string">
            <text:p>P6: Diversity: PIDs can identify many different entities. These can be born digital (e.g. documents, data, software, services - otherwise known as digital objects - and collections made of them), physical (e.g., people, instruments, artefacts, samples), or conceptual (e.g., organisations, projects, vocabularies).</text:p>
          </table:table-cell>
          <table:table-cell table:style-name="ce11"/>
          <table:table-cell table:number-columns-repeated="16382"/>
        </table:table-row>
        <table:table-row table:style-name="ro1">
          <table:table-cell table:style-name="ce14" office:value-type="string" calcext:value-type="string">
            <text:p>P7: Services: Services are mature, managed with high availability and uptime, and are capable of integration into research and data infrastructures.</text:p>
          </table:table-cell>
          <table:table-cell table:style-name="ce11"/>
          <table:table-cell table:number-columns-repeated="16382"/>
        </table:table-row>
        <table:table-row table:style-name="ro1">
          <table:table-cell table:style-name="ce14" office:value-type="string" calcext:value-type="string">
            <text:p>P8: Integrated: Services need to integrate well with European Research Infrastructures, but not at the exclusion of the broader research community.</text:p>
          </table:table-cell>
          <table:table-cell table:style-name="ce11"/>
          <table:table-cell table:number-columns-repeated="16382"/>
        </table:table-row>
        <table:table-row table:style-name="ro1">
          <table:table-cell table:style-name="ce14" office:value-type="string" calcext:value-type="string">
            <text:p>P9: Resolution: There is a need for a generic, global PID resolution system across all PID systems and service providers.</text:p>
          </table:table-cell>
          <table:table-cell table:style-name="ce11"/>
          <table:table-cell table:number-columns-repeated="16382"/>
        </table:table-row>
        <table:table-row table:style-name="ro1">
          <table:table-cell table:style-name="ce14" office:value-type="string" calcext:value-type="string">
            <text:p>P10: Governance: PID Service Providers should apply appropriate community governance to ensure that their PID Services and Systems adhere to these policies and are agile and responsive to the needs of research, Open Science and EOSC.</text:p>
          </table:table-cell>
          <table:table-cell table:style-name="ce11"/>
          <table:table-cell table:number-columns-repeated="16382"/>
        </table:table-row>
        <table:table-row table:style-name="ro1">
          <table:table-cell table:style-name="ce11" table:number-columns-repeated="2"/>
          <table:table-cell table:number-columns-repeated="16382"/>
        </table:table-row>
        <table:table-row table:style-name="ro1">
          <table:table-cell table:style-name="ce11" office:value-type="string" calcext:value-type="string">
            <text:p>EOSC PID Policy: Criteria for PID Managers (CAT)</text:p>
          </table:table-cell>
          <table:table-cell table:style-name="ce11" office:value-type="string" calcext:value-type="string">
            <text:p>EOSC PID Policy: Guidance for Implementation of Criteria for PID Managers (CAT)</text:p>
          </table:table-cell>
          <table:table-cell table:number-columns-repeated="16382"/>
        </table:table-row>
        <table:table-row table:style-name="ro1">
          <table:table-cell table:style-name="ce24" office:value-type="string" calcext:value-type="string">
            <text:p><text:span text:style-name="T3">C5 MUST</text:span>: Update Functionality: The PID Manager MUST provide the functionality required to maintain PID attributes. (Also mapped to the Actor: Service).</text:p>
          </table:table-cell>
          <table:table-cell office:value-type="string" calcext:value-type="string">
            <text:p>T5: Test is the same as test T2,1. G5: This test is the same as T2,1 - in cases where the Provider updates relevant attribute changes on behalf of the owner with the Authority. For now, we assume that this will always be the case.</text:p>
          </table:table-cell>
          <table:table-cell table:number-columns-repeated="16382"/>
        </table:table-row>
        <table:table-row table:style-name="ro1">
          <table:table-cell table:style-name="ce24" office:value-type="string" calcext:value-type="string">
            <text:p><text:span text:style-name="T3">C6 SHOULD</text:span>: Ownership Transfer: The PID Manager SHOULD provide policies and contractual arrangements for transfer of ownership should the owner no longer be able to assume responsibilities in compliance with the policy.</text:p>
          </table:table-cell>
          <table:table-cell office:value-type="string" calcext:value-type="string">
            <text:p>T6: Public evidence of a contract or procedure that specifies ownership transfer provisions. G6: Public evidence is available of contractual or procedural provisions for ownership transfer. This will be a self-assessment for the foreseeable future.</text:p>
          </table:table-cell>
          <table:table-cell table:number-columns-repeated="16382"/>
        </table:table-row>
        <table:table-row table:style-name="ro1">
          <table:table-cell table:style-name="ce24" office:value-type="string" calcext:value-type="string">
            <text:p>C7 MUST: Resolution Integrity: The PID Manager MUST maintain the integrity of the relationship between entities and their PIDs, in conformance to a PID Scheme defined by a PID Authority.</text:p>
          </table:table-cell>
          <table:table-cell office:value-type="string" calcext:value-type="string">
            <text:p>T7: Testing that the relation between PID and entity, maintained by a manager, is conformat with Authority requirements. Existence of public evidence (declaration) is required. G7: This test is proposed initially to be based on evidence provided by the Manager by way of a public declaration (e.g. on their website). Measuring conformance with authority resolution requirements will be much more complex if it is automated - depends on authority and possibly on Manager</text:p>
          </table:table-cell>
          <table:table-cell table:number-columns-repeated="16382"/>
        </table:table-row>
        <table:table-row table:style-name="ro1">
          <table:table-cell table:style-name="ce24" office:value-type="string" calcext:value-type="string">
            <text:p>C11 SHOULD: Versioning - Procedure: PID Services and PID Managers SHOULD have clear versioning policies. (Also mapped to the Actor: Service)</text:p>
          </table:table-cell>
          <table:table-cell office:value-type="string" calcext:value-type="string">
            <text:p>T11: Public evidence of versioning policy. G11: Managers can indicate public evidence of versioning policies or procedures.</text:p>
          </table:table-cell>
          <table:table-cell table:number-columns-repeated="16382"/>
        </table:table-row>
        <table:table-row table:style-name="ro1">
          <table:table-cell table:style-name="ce24" office:value-type="string" calcext:value-type="string">
            <text:p>C14 MUST: Resolution Authenticity: PID Manager MUST ensure that the entity remains linked to the PID. In case that the entity being identified is deleted or ceases to exist, tombstone information needs to be included in the PID attribute set.</text:p>
          </table:table-cell>
          <table:table-cell office:value-type="string" calcext:value-type="string">
            <text:p>T14: This test is equivalent to T35, but the result applies to a Manager. G14: A randomised, statistically significant sample needs to be evaluated on a periodic basis (annually?) to gauge the efficiency of resolution of services. See also G35. For a Manager, it will be difficult to determine the percentage of tombstones in the total resolvable PIDs.</text:p>
          </table:table-cell>
          <table:table-cell table:number-columns-repeated="16382"/>
        </table:table-row>
        <table:table-row table:style-name="ro1">
          <table:table-cell table:style-name="ce24" office:value-type="string" calcext:value-type="string">
            <text:p>C16 MUST: Digital Representation: Physical and conceptual entities MUST be represented via a digital representation (e.g. landing page, metadata, attribute set, database index) to have a presence in the digital landscape.</text:p>
          </table:table-cell>
          <table:table-cell office:value-type="string" calcext:value-type="string">
            <text:p>T16: The test involves determining the percentage f of resolved PIDs that result in a viable entity, compared to a community expectation p. G16: This test can be the same as the Resolution Percentage test (T 35), but the scope of computation is by Manager.</text:p>
          </table:table-cell>
          <table:table-cell table:number-columns-repeated="16382"/>
        </table:table-row>
        <table:table-row table:style-name="ro1">
          <table:table-cell table:style-name="ce24" office:value-type="string" calcext:value-type="string">
            <text:p>C19 MUST: Accurate Entity Metadata: The PID Service MUST maintain entity metadata as accurately as possible in collaboration with the PID Owner. This copy is the authoritative version.</text:p>
          </table:table-cell>
          <table:table-cell office:value-type="string" calcext:value-type="string">
            <text:p>T19: Public evidence of procedures or policies at Managers. G19: It is not practically feasible to assess compliance from basic principles - hence public evidence from Managers that policies or processes exist will be the most suitable alternative.</text:p>
          </table:table-cell>
          <table:table-cell table:number-columns-repeated="16382"/>
        </table:table-row>
        <table:table-row table:style-name="ro1">
          <table:table-cell table:style-name="ce24" office:value-type="string" calcext:value-type="string">
            <text:p>C22 SHALL: No End User Cost: The basic services of PID registration and resolution SHALL have no cost to end users.</text:p>
          </table:table-cell>
          <table:table-cell office:value-type="string" calcext:value-type="string">
            <text:p>T22: Public evidence of cost structure or free services offered. G22: Evidence of the absence of costs for basic services to end users (PID requisition and registration, resolution).</text:p>
          </table:table-cell>
          <table:table-cell table:number-columns-repeated="16382"/>
        </table:table-row>
        <table:table-row table:style-name="ro1">
          <table:table-cell table:style-name="ce24" office:value-type="string" calcext:value-type="string">
            <text:p>C28 MUST: Certification: PID Authorities and Services MUST agree to be certified with a mutually agreed frequency in respect of policy compliance. (Also mapped to the Actors: Scheme, Authority, Service, Owner).</text:p>
          </table:table-cell>
          <table:table-cell office:value-type="string" calcext:value-type="string">
            <text:p>T28: Public declaration of willingness to be certified. G28: Authorities and Services need to publicly agree to be certified, which initially involves allowing a public record of self-assessment in respect of policy compliance.</text:p>
          </table:table-cell>
          <table:table-cell table:number-columns-repeated="16382"/>
        </table:table-row>
        <table:table-row table:style-name="ro1">
          <table:table-cell table:style-name="ce24" office:value-type="string" calcext:value-type="string">
            <text:p>C29 SHOULD: Agreed Responsibilities: PID Services SHOULD agree with PID Managers the responsibilities for Kernel Information maintenance, preferably via contract (Also mapped to the Actor: Service)</text:p>
          </table:table-cell>
          <table:table-cell office:value-type="string" calcext:value-type="string">
            <text:p>T29: Evidence of a contract between Services and Managers exists - URL is available. G29: Evidence of contracting between Services and Managers need not involve individual contracts, since these may be confidential - but could point to the standard text of such a contract. The assumption is that Managers cannot operate without entering into a contract based on the standard text.</text:p>
          </table:table-cell>
          <table:table-cell table:number-columns-repeated="16382"/>
        </table:table-row>
        <table:table-row table:style-name="ro1">
          <table:table-cell table:style-name="ce24" office:value-type="string" calcext:value-type="string">
            <text:p>C34 SHOULD: Persistent Median: PID Services SHOULD aim for a persistence median that is acceptable to and aligns with community and dependency expectations. (Also mapped to the Actors: Scheme, Authority, Service)</text:p>
          </table:table-cell>
          <table:table-cell office:value-type="string" calcext:value-type="string">
            <text:p>T34: The test involves a random statistically significant sample for a provider, and determining a distribution of resolvable PIDs as a function of time since creation. From this, a mean m can be evaluated against a norm n. G34: Published literature [63], [64] suggest that the mean time that PIDs remain resolvable (a measure of persistence) varies quite significantly with the service in question. A randomised, statistically significant sample needs to be evaluated on a periodic basis (annually?) to gauge the persistence of services.</text:p>
          </table:table-cell>
          <table:table-cell table:number-columns-repeated="16382"/>
        </table:table-row>
        <table:table-row table:style-name="ro1">
          <table:table-cell table:style-name="ce24" office:value-type="string" calcext:value-type="string">
            <text:p>C35 SHOULD: Resolution Percentage: PID Service SHOULD resolve at least p percent of PIDs in a randomised sample, where p is determined by community and dependency expectations. (Also mapped to the Actors: Scheme, Authority, Service)</text:p>
          </table:table-cell>
          <table:table-cell office:value-type="string" calcext:value-type="string">
            <text:p>T35: The test involves determining the percentage f of resolved PIDs that result in a viable entity, compared to a community expectation p. G35: Published literature [63], [64] indicates that even if a PID is resolvable, the content it resolves to does not always remain meaningful. A randomised, statistically significant sample needs to be evaluated on a periodic basis (annually?) to gauge the efficiency of resolution of services.</text:p>
          </table:table-cell>
          <table:table-cell table:number-columns-repeated="16382"/>
        </table:table-row>
        <table:table-row table:style-name="ro1">
          <table:table-cell table:number-columns-repeated="16384"/>
        </table:table-row>
        <table:table-row table:style-name="ro1">
          <table:table-cell table:style-name="ce11" office:value-type="string" calcext:value-type="string">
            <text:p>FAIR-IMPACT: Guidelines for creating a user tailored EOSC Compliant PID Policy</text:p>
          </table:table-cell>
          <table:table-cell table:number-columns-repeated="16383"/>
        </table:table-row>
        <table:table-row table:style-name="ro1">
          <table:table-cell table:style-name="ce14" office:value-type="string" calcext:value-type="string">
            <text:p>Guideline 1: Select PID Stack that is globally unique and persistently resolvable</text:p>
          </table:table-cell>
          <table:table-cell table:style-name="ce14" office:value-type="string" calcext:value-type="string">
            <text:p>Select a PID Stack with persistence, uniqueness, and resolution characteristics appropriate to the use case. For this the acronym GUPRI can be used: the PID must be Globally Unique, Persistent with a, Resolvable Identifier. This guideline is an implementation of the following criteria (see Table 5): C7, C14, C34 and C35.</text:p>
          </table:table-cell>
          <table:table-cell table:style-name="ce14" table:number-columns-repeated="16382"/>
        </table:table-row>
        <table:table-row table:style-name="ro1">
          <table:table-cell table:style-name="ce14" office:value-type="string" calcext:value-type="string">
            <text:p>Guideline 2: Manage Persistence</text:p>
          </table:table-cell>
          <table:table-cell table:style-name="ce14" office:value-type="string" calcext:value-type="string">
            <text:p>Guaranteeing persistence requires effort - usually from the registry (Authority) and from the Manager. Managers must develop policies and procedures to guarantee maintenance of the correct link between the identifier and the resolution target, and make sure the responsibilities are well defined in their agreements or contracts with the PID owner. The two main manifestations of lack of persistence are “link rot”(the weblink does not resolve to a resource) and “content drift” the original link does not refer to the resource it was initially connected to. This guideline is an implementation of the criteria: C5 and C34.</text:p>
          </table:table-cell>
          <table:table-cell table:style-name="ce14" table:number-columns-repeated="16382"/>
        </table:table-row>
        <table:table-row table:style-name="ro1">
          <table:table-cell table:style-name="ce14" office:value-type="string" calcext:value-type="string">
            <text:p>Guideline 3: Manage Versions</text:p>
          </table:table-cell>
          <table:table-cell table:style-name="ce14" office:value-type="string" calcext:value-type="string">
            <text:p>Managers must have a clear policy on version management. The provisions of the policy depend on the purpose of referencing resources by the persistent identifier. The semantics of versioning (see “Semantic Versioning” at: https://semver.org/ [Cited 3 May 2024]) principles may be aligned with good practice as used in the versioning of software and adapted as follows. Given a version number the “major”, “minor” and “patch” increments are: “Major” version when you make changes that do not support reproducibilit; “Minor” version when you add content in a reproducibility-compatible manner; “Patch” version when you make backward compatible improvements. This guideline is an implementation of the criteria: C5 and C11.</text:p>
          </table:table-cell>
          <table:table-cell table:style-name="ce14" table:number-columns-repeated="16382"/>
        </table:table-row>
        <table:table-row table:style-name="ro1">
          <table:table-cell table:style-name="ce14" office:value-type="string" calcext:value-type="string">
            <text:p>Guideline 4: Involve Stakeholders</text:p>
          </table:table-cell>
          <table:table-cell table:style-name="ce14" office:value-type="string" calcext:value-type="string">
            <text:p>Managers SHOULD make time and resources available to participate in governance structures of PID Stacks that they use. Typical activities in this respect are participation in governance through a board or oversight committee and the development of kernel, domain and custom metadata schema. This guideline is an implementation of the criteria: C21 en C31.</text:p>
          </table:table-cell>
          <table:table-cell table:style-name="ce14" table:number-columns-repeated="16382"/>
        </table:table-row>
        <table:table-row table:style-name="ro1">
          <table:table-cell table:style-name="ce14" office:value-type="string" calcext:value-type="string">
            <text:p>Guideline 5: Conform to a PID Stack checklist</text:p>
          </table:table-cell>
          <table:table-cell table:style-name="ce14" office:value-type="string" calcext:value-type="string">
            <text:p>Managers SHOULD confirm the degree to which PID Stacks (providers/agencies, authorities) support or conform to a number of important considerations. Some of these will be guaranteed by EOSC PID Policy Compliance and/ or alignment with the Principles of Open Scholarly Infrastructures (POSI, see: https://openscholarlyinfrastructure.org/ [Cited 29 April 2024]). The main items of the checklist are “Certification and Compliance”, “Continuity”, “Sustainability”, “Responsibilities”, and “Value-added services”. This guideline is an implementation of the criteria: C21 and C31.</text:p>
          </table:table-cell>
          <table:table-cell table:style-name="ce14" table:number-columns-repeated="16382"/>
        </table:table-row>
        <table:table-row table:style-name="ro1">
          <table:table-cell table:style-name="ce14" office:value-type="string" calcext:value-type="string">
            <text:p>Guideline 6: Select an appropriate scale</text:p>
          </table:table-cell>
          <table:table-cell table:style-name="ce14" office:value-type="string" calcext:value-type="string">
            <text:p>Managers MUST consider the scale at which PIDs will be used - this can range from 100s (for research outputs) to hundreds of millions (for graph-like nodes and relations with versioning and authenticity). Two interrelated considerations are: scalability of the service, and the cost. Also future migration and annual growth should be considered. This guideline is an implementation of the criterion: C22. T22: No end user cost: Can you provide public documentation of the PID’s cost structure or fee model and how it results in no costs for end users wishing to requisition, register and resolve PIDs?</text:p>
          </table:table-cell>
          <table:table-cell table:style-name="ce14" table:number-columns-repeated="16382"/>
        </table:table-row>
        <table:table-row table:style-name="ro1">
          <table:table-cell table:style-name="ce14" office:value-type="string" calcext:value-type="string">
            <text:p>Guideline 7: Select appropriate identifier schema and structure</text:p>
          </table:table-cell>
          <table:table-cell table:style-name="ce14" office:value-type="string" calcext:value-type="string">
            <text:p>Managers SHOULD consider the type of identifier and determine its stability (preferably a published and managed standard), as well as its implications for migration and its scope. Also consider human readability - important in some use cases! This guideline is an implementation of the criterion: C6</text:p>
          </table:table-cell>
          <table:table-cell table:style-name="ce14" table:number-columns-repeated="16382"/>
        </table:table-row>
        <table:table-row table:style-name="ro1">
          <table:table-cell table:style-name="ce14" office:value-type="string" calcext:value-type="string">
            <text:p>Guideline 8: Consider resolution options</text:p>
          </table:table-cell>
          <table:table-cell table:style-name="ce14" office:value-type="string" calcext:value-type="string">
            <text:p>Managers SHOULD consider the type of resolution mechanism offered to users and owners when selecting a service and creating their own infrastructure. Impacts on usability for humans and machines, and on interoperability. Examples of approaches for resolution options are “via HTTP wrappers”, “via a Web page”, “via API”, “via support for compact identifiers” and “via a MetaResolver Service” This guideline is an implementation of the criteria: C7 and C14</text:p>
          </table:table-cell>
          <table:table-cell table:style-name="ce14" table:number-columns-repeated="16382"/>
        </table:table-row>
        <table:table-row table:style-name="ro1">
          <table:table-cell table:style-name="ce14" office:value-type="string" calcext:value-type="string">
            <text:p>Guideline 9: Maintain resolution integrity</text:p>
          </table:table-cell>
          <table:table-cell table:style-name="ce14" office:value-type="string" calcext:value-type="string">
            <text:p>Managers MUST maintain the link between the identifier and its resolution mechanism, and the object or concept being referenced. In most cases, Managers offer custom metadata for the object or concept that is authoritative, and this MUST be maintained. Tombstones MUST be offered in cases where objects or concepts are no longer available, based on rational cases. The link between the identifier and its resolution mechanism, and the object or concept being referenced is usually maintained as a direct web reference to the Digital Object, a Landing Page that usually provides human- and machine readable custom metadata, and in cases where an object or concept is no longer available, a Tombstone Page (‘Targets’). Physical objects and concepts must also have landing pages. A landing page can (optionally) point to the object for access, and a tombstone page can optionally point to or be similar to the metadata landing page. There are only a few reasons why a PID target is deleted - such as fraud or withdrawal or expiry of publication permissions for legal reasons - and hence Managers must make a strong commitment towards maintenance of the link. This guideline is an implementation of the criteria: C5, C7, C14 and C16</text:p>
          </table:table-cell>
          <table:table-cell table:style-name="ce14" table:number-columns-repeated="16382"/>
        </table:table-row>
        <table:table-row table:style-name="ro1">
          <table:table-cell office:value-type="string" calcext:value-type="string">
            <text:p>Guideline 10: Manage Metadata</text:p>
          </table:table-cell>
          <table:table-cell office:value-type="string" calcext:value-type="string">
            <text:p>Managers SHOULD manage metadata in alignment with community and disciplinary standards, and MUST maintain an authoritative version of the metadata - either as kernel or custom metadata - in collaboration with the owner (depositor). There must always be at least one authoritative version of metadata, and there are different candidates for this depending on the PID Stack in use. This guideline is an implementation of the criteria: C4, C5, C11 and C19</text:p>
          </table:table-cell>
          <table:table-cell table:number-columns-repeated="16382"/>
        </table:table-row>
        <table:table-row table:style-name="ro1">
          <table:table-cell office:value-type="string" calcext:value-type="string">
            <text:p>Guideline 11: Consider implementation of Machine-Actionable Extensions</text:p>
          </table:table-cell>
          <table:table-cell office:value-type="string" calcext:value-type="string">
            <text:p>Managers SHOULD consider implementation of content negotiation and machine-actionable links to improve the usability of the resource across the research enterprise (‘mediations’). Some recently developed approaches that are potentially useful for this are stated in table 8. (Examples: 1) Content Negotiation: This is typically used to modify the response format of the web-based resource, and can be part of a header request or sometimes as a parameter or child node of the URI; for example, instead of a human-readable metadata page (HTML) one could request a machine-readable one (e.g. XML or JSON). 2) Inflection and Multiple Resolution: Adding standard processors to a URI to request a different type of resource or format); foer example, inflection implemented by ARK; provides access to detailed metadata and to policy/ commitments; MR by Handle System. 3) Signposting: A mechanism for redirecting machines to other resources in a named relation with the target, using the header; can be summarised in a single linkset relation; for example, redirecting to author pages, project pages, query APIs, supplementary materials, linked publications, etc. 4) RO-Crate: Provides a mechanism for describing the research context of the object for reproducibility improvement; can be included in the Signposting linkset for convenience. 5) Affordances: Allows repository-level added services to be described and defined; for example, directling to query APIs or harvesting endpoints that apply to all resources.).</text:p>
          </table:table-cell>
          <table:table-cell table:number-columns-repeated="16382"/>
        </table:table-row>
        <table:table-row table:style-name="ro1">
          <table:table-cell office:value-type="string" calcext:value-type="string">
            <text:p>Guideline 12: Monitor Resolution Integrity</text:p>
          </table:table-cell>
          <table:table-cell office:value-type="string" calcext:value-type="string">
            <text:p>Managers SHOULD consider implementation of mechanisms (procedures) to verify the integrity of the resolution of the PID. Integrity verification includes two elements: link rot and content drift, and the latter is partly dependent on versioning strategy. Sampling larger collections periodically, with a small error margin and high certainty, is an option. This guideline is an implementation of the criteria: C20, C22 and C24.</text:p>
          </table:table-cell>
          <table:table-cell table:number-columns-repeated="16382"/>
        </table:table-row>
        <table:table-row table:style-name="ro1">
          <table:table-cell office:value-type="string" calcext:value-type="string">
            <text:p>Guideline 13: Take sensitive metadata into consideration</text:p>
          </table:table-cell>
          <table:table-cell office:value-type="string" calcext:value-type="string">
            <text:p>Managers SHOULD consider implementation of practices to deal with sensitive metadata in cases where it is required. This guideline is an implementation of the criterion C2.</text:p>
          </table:table-cell>
          <table:table-cell table:number-columns-repeated="16382"/>
        </table:table-row>
        <table:table-row table:style-name="ro1">
          <table:table-cell office:value-type="string" calcext:value-type="string">
            <text:p>Guideline 14: Consider periodic resolvability sampling</text:p>
          </table:table-cell>
          <table:table-cell office:value-type="string" calcext:value-type="string">
            <text:p>Managers that curate a large number of PID-referenced resources MAY consider random sampling to verify resolvability. Detailed guidance indicates sampling sizes required for specific error margins and certainty.</text:p>
          </table:table-cell>
          <table:table-cell table:number-columns-repeated="16382"/>
        </table:table-row>
        <table:table-row table:style-name="ro1">
          <table:table-cell office:value-type="string" calcext:value-type="string">
            <text:p>Guideline 15: Develop and implement sustainability and continuity mechanisms</text:p>
          </table:table-cell>
          <table:table-cell office:value-type="string" calcext:value-type="string">
            <text:p>Managers MUST develop and implement mechanisms to ensure continued access should their services need to wind down or change, and preferably have access to sustainable funding. If applicable, certification as a trustworthy repository (e.g based on the CoreTrustSeal, see: https://www.coretrustseal.org/ [Cited 29 April 2024]) ensures that adequate measures are in place. In this respect also the TRUST principles (see: Lin, D., Crabtree, J., Dillo, I. et al. The TRUST Principles for digital repositories. Sci Data 7, 144 (2020). https://doi.org/10.1038/s41597-020-0486-7) are relevant. This guideline is an implementation of the criteria: C2 and C28.</text:p>
          </table:table-cell>
          <table:table-cell table:number-columns-repeated="16382"/>
        </table:table-row>
        <table:table-row table:style-name="ro1">
          <table:table-cell office:value-type="string" calcext:value-type="string">
            <text:p>Guideline 16: Adopt a level for maturity and availability of Services</text:p>
          </table:table-cell>
          <table:table-cell office:value-type="string" calcext:value-type="string">
            <text:p>Managers SHOULD adopt the EU Technology Readiness Level classification (see: https://ec.europa.eu/research/participants/data/ref/h2020/wp/2014_2015/annexes/h2020-wp1415-annex-g-t rl_en.pdf [Cited 29 April 2024)) for services and web resources. Infrastructure and maintenance SHOULD aim for a level of availability that is acceptable to end users. This guideline is an implementation of the criteria: C1, C23, C24 and C25.</text:p>
          </table:table-cell>
          <table:table-cell table:number-columns-repeated="16382"/>
        </table:table-row>
        <table:table-row table:style-name="ro1">
          <table:table-cell table:number-columns-repeated="16384"/>
        </table:table-row>
        <table:table-row table:style-name="ro1">
          <table:table-cell table:style-name="ce11" office:value-type="string" calcext:value-type="string">
            <text:p>CESSDA PID Policy (v2.1)</text:p>
          </table:table-cell>
          <table:table-cell table:style-name="ce11" office:value-type="string" calcext:value-type="string">
            <text:p>CESSDA PID Policy: Best Practice Guidelines</text:p>
          </table:table-cell>
          <table:table-cell table:number-columns-repeated="16382"/>
        </table:table-row>
        <table:table-row table:style-name="ro6">
          <table:table-cell table:style-name="ce23" office:value-type="string" calcext:value-type="string">
            <text:p>Background:</text:p>
            <text:p>Data repositories must facilitate ways to identify and locate data. This poses complex technical and organisational challenges for data providers. PIDs provide a path to accessing data as well as a means for referencing and citing data sets. PIDs are a prerequisite for sustainable and reliable discovery and reuse. Providing and maintaining PIDs is a critical service a certified, and trustworthy data repository will offer.</text:p>
            <text:p>PIDs are also an advertisement for data integrity, providing proof an object has not changed, or if it has, how. Additionally, PIDs help data repositories comply with FAIR data principles (findable, accessible, interoperable, reusable) set by FORCE 11 (FAIR Data Publishing Group: https://www.force11.org/group/fairgroup) and provide future-proofing in case an archive relocates its holdings.</text:p>
            <text:p>The main task of CESSDA and its service providers is to provide documented, verifiable, and understandable data for research. One way of doing this is to assign a PID to a data set (and if desired to other parts of an object). The PID accompanies a specific version of the data set that allows tracking of which version is disseminated and gives users a simple way to cite the data creator and which version was used.</text:p>
          </table:table-cell>
          <table:table-cell table:style-name="ce46"/>
          <table:table-cell table:number-columns-repeated="16382"/>
        </table:table-row>
        <table:table-row table:style-name="ro4">
          <table:table-cell table:style-name="ce23" office:value-type="string" calcext:value-type="string">
            <text:p>Principle 1: Identifying:</text:p>
            <text:p>CESSDA SPs have to use a globally unique PID to identify their data holdings. CESSDA ERIC requires the use of PIDs. The following PID systems are accepted by CESSDA Tools and Services: 1) DOI 2) Handle (including ePIC-handles) 3) URN 4) ARK. This is the definitive list for fulfilling principle 10 of the CESSDA Data Access Policy. Recommendations:</text:p>
            <text:p>1) CESSDA SPs commit to permanently maintaining the PID.</text:p>
            <text:p>2) An assigned PID always resolves to the same object.</text:p>
            <text:p>3) The PID should be embedded within the data file (e.g., as a variable).</text:p>
            <text:p>4) When choosing a PID system and a PID service provider, credibility, long-term viability, and use of open standards must be addressed. CESSDA SPs should use PID service providers with clear and transparent policy and business models.</text:p>
          </table:table-cell>
          <table:table-cell table:style-name="ce46" office:value-type="string" calcext:value-type="string">
            <text:p>CESSDA SP should assign globally unique PID to data that are published.</text:p>
            <text:p>Which PID service a CESSDA SP may use depends on various reasons (e.g. harmonisation with other national or already existing services etc.).</text:p>
            <text:p>In order to work on a global scale the service must run 24/7 and must be supported and governed by a dedicated user community.</text:p>
          </table:table-cell>
          <table:table-cell table:number-columns-repeated="16382"/>
        </table:table-row>
        <table:table-row table:style-name="ro3">
          <table:table-cell table:style-name="ce23" office:value-type="string" calcext:value-type="string">
            <text:p>Principle 2: Locating:</text:p>
            <text:p>Data holdings of CESSDA SPs shall be findable online through a PID. Recommendations:</text:p>
            <text:p>1) A PID assigned by a CESSDA SPs shall resolve to a landing page at the website of the CESSDA Sps.</text:p>
            <text:p>2) This landing page includes information about the data set, such as its origin, version, availability and accessibility. It shall indicate if a newer version exists and preferably include information on differences between versions.</text:p>
            <text:p>3) The landing page also includes information about related data collections and (if known) their PID.</text:p>
          </table:table-cell>
          <table:table-cell table:style-name="ce46" office:value-type="string" calcext:value-type="string">
            <text:p>If further metadata on the data collection exists, this information shall also be provided on the landing page.</text:p>
          </table:table-cell>
          <table:table-cell table:number-columns-repeated="16382"/>
        </table:table-row>
        <table:table-row table:style-name="ro6">
          <table:table-cell table:style-name="ce23" office:value-type="string" calcext:value-type="string">
            <text:p>Principle 3: Resolving:</text:p>
            <text:p>CESSDA SPs shall use global PID services that ensure the resolvability of PIDs. Recommendations:</text:p>
            <text:p>1) Use a trusted and well-known PID system running an uninterrupted, reliable global resolver.</text:p>
            <text:p>2) Guarantee resolvability of PID by maintaining up-to-date landing pages even if the data collection is no longer accessible.</text:p>
          </table:table-cell>
          <table:table-cell table:style-name="ce46" office:value-type="string" calcext:value-type="string">
            <text:p>CESSDA SP shall use PID that resolve to a landing page on the Internet.</text:p>
          </table:table-cell>
          <table:table-cell table:number-columns-repeated="16382"/>
        </table:table-row>
        <table:table-row table:style-name="ro6">
          <table:table-cell table:style-name="ce23" office:value-type="string" calcext:value-type="string">
            <text:p>Principle 4: Referencing and Citation:</text:p>
            <text:p>PIDs should be used to ensure the referencing and citation of data. Recommendations:</text:p>
            <text:p>1) Include the PID in information on how to cite the data.</text:p>
            <text:p>2) Include the PID in a recommended citation standard.</text:p>
          </table:table-cell>
          <table:table-cell table:style-name="ce46" office:value-type="string" calcext:value-type="string">
            <text:p>CESSDA SP should assign PID (at least) on data collection level.</text:p>
            <text:p>Granularity is an important aspect when implementing the use of PID. Granularity concerns the degree of aggregation of an object. Different levels of granularity can be useful depending on discipline, type of data or purpose. In some cases it might be most useful to assign the PID to a data collection, or in other cases the persistent identification of a dataset or even a variable are necessary.</text:p>
            <text:p>When deciding which level of granularity is used the aspects of citation is crucial. What are the current citation and research practices among the data user community? What is likely to be cited?</text:p>
          </table:table-cell>
          <table:table-cell table:number-columns-repeated="16382"/>
        </table:table-row>
        <table:table-row table:style-name="ro1">
          <table:table-cell table:style-name="ce23" office:value-type="string" calcext:value-type="string">
            <text:p>Principle 5: Visibility:</text:p>
          </table:table-cell>
          <table:table-cell table:style-name="ce36" office:value-type="string" calcext:value-type="string" table:number-columns-spanned="1" table:number-rows-spanned="5">
            <text:p>If a data collection is moved to a different location, the PID should be maintained.</text:p>
            <text:p>In order to avoid the publication of duplicates of the same data collection (at different archives) in the CESSDA PaSC appropriate (technical) solutions should be developed.</text:p>
          </table:table-cell>
          <table:table-cell table:number-columns-repeated="16382"/>
        </table:table-row>
        <table:table-row table:style-name="ro1">
          <table:table-cell table:style-name="ce23" office:value-type="string" calcext:value-type="string">
            <text:p>PIDs must be included in resource-discovery metadata provided by CESSDA SPs for the CESSDA Data Catalogue (CDC). Recommendations:</text:p>
          </table:table-cell>
          <table:covered-table-cell table:style-name="ce46"/>
          <table:table-cell table:number-columns-repeated="16382"/>
        </table:table-row>
        <table:table-row table:style-name="ro1">
          <table:table-cell table:style-name="ce23" office:value-type="string" calcext:value-type="string">
            <text:p>1) Provide PIDs in resource-discovery and harvestable metadata.</text:p>
          </table:table-cell>
          <table:covered-table-cell table:style-name="ce46"/>
          <table:table-cell table:number-columns-repeated="16382"/>
        </table:table-row>
        <table:table-row table:style-name="ro1">
          <table:table-cell table:style-name="ce23" office:value-type="string" calcext:value-type="string">
            <text:p>2) Implement version control and assign a new PID to major revisions of a data collection.</text:p>
          </table:table-cell>
          <table:covered-table-cell table:style-name="ce46"/>
          <table:table-cell table:number-columns-repeated="16382"/>
        </table:table-row>
        <table:table-row table:style-name="ro1">
          <table:table-cell table:style-name="ce23" office:value-type="string" calcext:value-type="string">
            <text:p>3) If a data collection is no longer accessible, a tombstone landing page must be maintained by the CESSDA SPs, including citation metadata and information about the data provider.</text:p>
          </table:table-cell>
          <table:covered-table-cell table:style-name="ce46"/>
          <table:table-cell table:number-columns-repeated="16382"/>
        </table:table-row>
        <table:table-row table:style-name="ro2">
          <table:table-cell/>
          <table:table-cell table:style-name="ce23" office:value-type="string" calcext:value-type="string">
            <text:p>Principle 6: Flexibility</text:p>
            <text:p>The PID policy shall be reviewed at least every two years and adjusted according to the latest strategic and technological developments within and outside of CESSDA.</text:p>
          </table:table-cell>
          <table:table-cell table:number-columns-repeated="16382"/>
        </table:table-row>
        <table:table-row table:style-name="ro1">
          <table:table-cell table:number-columns-repeated="16384"/>
        </table:table-row>
        <table:table-row table:style-name="ro1">
          <table:table-cell table:style-name="ce11" office:value-type="string" calcext:value-type="string">
            <text:p>CESSDA ERIC Checklist for the Usage of Persistent Identifiers</text:p>
          </table:table-cell>
          <table:table-cell table:number-columns-repeated="16383"/>
        </table:table-row>
        <table:table-row table:style-name="ro1">
          <table:table-cell table:style-name="ce14" office:value-type="string" calcext:value-type="string">
            <text:p>Section 1: Basics</text:p>
          </table:table-cell>
          <table:table-cell table:number-columns-repeated="16383"/>
        </table:table-row>
        <table:table-row table:style-name="ro2">
          <table:table-cell office:value-type="string" calcext:value-type="string">
            <text:p>Do you know what kind of PID system is right for you?</text:p>
          </table:table-cell>
          <table:table-cell table:style-name="ce23" office:value-type="string" calcext:value-type="string">
            <text:p>DOIs may be the most popular form of PID for data archives, and the Handle system on which it is based is a runner up, but that does not mean it is the right choice for your organisation - or even the exclusive choice.</text:p>
            <text:p>Choice is also based on the type of objects you have, what you want the PID to do, consideration of your technical infrastructure, level of financial commitment, value to your user community, and archival value.</text:p>
          </table:table-cell>
          <table:table-cell table:number-columns-repeated="16382"/>
        </table:table-row>
        <table:table-row table:style-name="ro2">
          <table:table-cell office:value-type="string" calcext:value-type="string">
            <text:p>Do you know which PID Service Provider is the right for you?</text:p>
          </table:table-cell>
          <table:table-cell table:style-name="ce23" office:value-type="string" calcext:value-type="string">
            <text:p>CESSDA limits choice to these accepted PID services: DOI (https://doi.org ), Handle (https://handle.net ; https://www.pidconsortium.eu ), URN:NBN (National Libraries), ARK (http://n2t.net/e/ark_ids.html)</text:p>
            <text:p>Preferences from this list can be made with regard to a national or international provider, trustworthiness of the organisation, provision of a clear and transparent policy on long- term support for the service, sustainability of its business model, and sufficient provision of technical support.</text:p>
          </table:table-cell>
          <table:table-cell table:number-columns-repeated="16382"/>
        </table:table-row>
        <table:table-row table:style-name="ro1">
          <table:table-cell office:value-type="string" calcext:value-type="string">
            <text:p>Section 2: Preparing to introduce a PID system in your organisation</text:p>
          </table:table-cell>
          <table:table-cell table:style-name="ce23"/>
          <table:table-cell table:number-columns-repeated="16382"/>
        </table:table-row>
        <table:table-row table:style-name="ro1">
          <table:table-cell office:value-type="string" calcext:value-type="string">
            <text:p>Have you addressed and reviewed administrative and legal requirements?</text:p>
          </table:table-cell>
          <table:table-cell office:value-type="string" calcext:value-type="string">
            <text:p>As a rule, PID services are provided on service agreement contracts to users. Legal contracts/provided templates have to be checked and PID service provider and SP responsibilities (technical issues, metadata) have to be defined.</text:p>
          </table:table-cell>
          <table:table-cell table:number-columns-repeated="16382"/>
        </table:table-row>
        <table:table-row table:style-name="ro1">
          <table:table-cell office:value-type="string" calcext:value-type="string">
            <text:p>Is your organisation’s technical infrastructure ready for creating PIDs?</text:p>
          </table:table-cell>
          <table:table-cell office:value-type="string" calcext:value-type="string">
            <text:p>There are different ways to create a PID. In general, manual (web form, upload) and/or automated creation through an API is offered. Some providers provide test systems to allow you to check your method of creating PIDs is working. If this is an option it's advisable to test how you create PIDs before offering or updating your PID service.</text:p>
          </table:table-cell>
          <table:table-cell table:number-columns-repeated="16382"/>
        </table:table-row>
        <table:table-row table:style-name="ro1">
          <table:table-cell table:style-name="ce24" office:value-type="string" calcext:value-type="string">
            <text:p>Do you know when you want a PID to be created?</text:p>
          </table:table-cell>
          <table:table-cell table:style-name="ce24" office:value-type="string" calcext:value-type="string">
            <text:p>As part of planning workflows and responsibilities, it is important to decide when a PID will be created. Will it be on the creation of a record for a data set/collection or as the final stage in the publication of a data set?</text:p>
          </table:table-cell>
          <table:table-cell table:number-columns-repeated="16382"/>
        </table:table-row>
        <table:table-row table:style-name="ro1">
          <table:table-cell table:style-name="ce24" office:value-type="string" calcext:value-type="string">
            <text:p>Do you have a policy for PID structure?</text:p>
          </table:table-cell>
          <table:table-cell table:style-name="ce24" office:value-type="string" calcext:value-type="string">
            <text:p>PIDs are designed to be read by machines rather than humans. If you are using DOIs as a PID system, the decision to create an opaque or semantic suffix in your DOIs is one to consider. Base this decision on how important you feel the need to communicate information about the PID is to anyone looking at the PID. It is better to generate the identifiers automatically rather than risk introducing transcription errors that lead to dead links, deviate from your agreed structure, or introduce characters that are problematic in a URL.</text:p>
          </table:table-cell>
          <table:table-cell table:number-columns-repeated="16382"/>
        </table:table-row>
        <table:table-row table:style-name="ro1">
          <table:table-cell office:value-type="string" calcext:value-type="string">
            <text:p>Have you identified the level of granularity you want PIDs to apply to?</text:p>
          </table:table-cell>
          <table:table-cell office:value-type="string" calcext:value-type="string">
            <text:p>PIDs can also point to various parts of a data set or an aggregation of data sets. Think about how you want PIDs to be assigned to things. While you will have PIDs for data sets, you might also want them at a collection level for a group of related data sets, or at a variable level within data sets. Decisions like this require consideration about the workload involved in the creation and maintenance of PIDs and metadata on their origin, version, availability and accessibility against the demand for identifiers at that level - for example, a large data set with high usage levels might benefit from PIDs at variable level. Data sets created around a particular theme or as components of a large research project could benefit from a collection level PID.</text:p>
          </table:table-cell>
          <table:table-cell table:number-columns-repeated="16382"/>
        </table:table-row>
        <table:table-row table:style-name="ro1">
          <table:table-cell office:value-type="string" calcext:value-type="string">
            <text:p>Do you have a policy for managing updated, new versions, and unavailability of data sets and metadata records?</text:p>
          </table:table-cell>
          <table:table-cell office:value-type="string" calcext:value-type="string">
            <text:p>Inevitably data sets or metadata records will need updating for a number of reasons. Some could be minor, like correcting a typo; others major, like a new wave of data, or even removing access to a data set. Make sure you have a policy for identifying what constitutes a new version of something and what is classed as a revised version; and that information on the latest version is always provided even when an PID of an older version is resolved or if it is not, a landing page explaining why the data is no longer available is provided. Additionally, ensure information on the relationship between versions (“newVersionOf”; partOf” etc.) is in the metadata.</text:p>
          </table:table-cell>
          <table:table-cell table:number-columns-repeated="16382"/>
        </table:table-row>
        <table:table-row table:style-name="ro1">
          <table:table-cell office:value-type="string" calcext:value-type="string">
            <text:p>Does existing metadata map to required metadata for the selected PID system?</text:p>
          </table:table-cell>
          <table:table-cell office:value-type="string" calcext:value-type="string">
            <text:p>If the PID service requires certain metadata elements do you have that information available in machine readable form? For example DataCite DOIs require creator(s), title, publisher, year, and resource type. Are you able to export it without significant intervention?</text:p>
          </table:table-cell>
          <table:table-cell table:number-columns-repeated="16382"/>
        </table:table-row>
        <table:table-row table:style-name="ro1">
          <table:table-cell office:value-type="string" calcext:value-type="string">
            <text:p>Does your PID take people to a landing page?</text:p>
          </table:table-cell>
          <table:table-cell office:value-type="string" calcext:value-type="string">
            <text:p>This is a question based around the distinction between identifiability and retrievability. A PID can be directed to the object itself, but a PID should direct users to machine readable metadata about the object. For example, DOIs use the metadata record for an object as the landing page which takes people to information about the object and terms of use, rather than to the object itself.</text:p>
          </table:table-cell>
          <table:table-cell table:number-columns-repeated="16382"/>
        </table:table-row>
        <table:table-row table:style-name="ro1">
          <table:table-cell office:value-type="string" calcext:value-type="string">
            <text:p>Do you provide the PID both in its resource-discovery and in its harvestable metadata?</text:p>
          </table:table-cell>
          <table:table-cell office:value-type="string" calcext:value-type="string">
            <text:p>If the PID service requires certain metadata elements - for example DataCite DOIs require a creator(s), title, publisher, year, and object type - do you have that information available in machine readable form? Are you able to capture that information and export it without significant intervention?</text:p>
          </table:table-cell>
          <table:table-cell table:number-columns-repeated="16382"/>
        </table:table-row>
        <table:table-row table:style-name="ro1">
          <table:table-cell office:value-type="string" calcext:value-type="string">
            <text:p>Do you provide citations that include the PID?</text:p>
          </table:table-cell>
          <table:table-cell office:value-type="string" calcext:value-type="string">
            <text:p>If you are providing citation information and formats for export, the PID should always be PID presented as a web link.</text:p>
          </table:table-cell>
          <table:table-cell table:number-columns-repeated="16382"/>
        </table:table-row>
        <table:table-row table:style-name="ro1">
          <table:table-cell office:value-type="string" calcext:value-type="string">
            <text:p>Section 3: Maintenance of PIDs</text:p>
          </table:table-cell>
          <table:table-cell table:number-columns-repeated="16383"/>
        </table:table-row>
        <table:table-row table:style-name="ro1">
          <table:table-cell table:style-name="ce24" office:value-type="string" calcext:value-type="string">
            <text:p>Have you identified responsibility in your organisation for creation and maintenance of PIDs?</text:p>
          </table:table-cell>
          <table:table-cell office:value-type="string" calcext:value-type="string">
            <text:p>A PID service should have a recognised owner within your organisation. This is the person who authorises a service agreement with the PID provider and ensures adherence to the contract between archive and service provider. Other responsibilities include ensuring accurate and good quality metadata is recorded for an object before publication and that PIDs are consistent with the agreed identifier structure.</text:p>
          </table:table-cell>
          <table:table-cell table:number-columns-repeated="1638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30">00/00/0000</text:date>, <text:time style:data-style-name="N2" text:time-value="12:42:51.40069701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10:40:59.276524504</meta:creation-date>
    <dc:date>2025-05-30T12:43:20.608865124</dc:date>
    <meta:editing-duration>PT11H31M11S</meta:editing-duration>
    <meta:editing-cycles>82</meta:editing-cycles>
    <meta:generator>LibreOffice/24.2.7.2$Linux_X86_64 LibreOffice_project/420$Build-2</meta:generator>
    <dc:creator>Vaidas</dc:creator>
    <meta:document-statistic meta:table-count="3" meta:cell-count="303" meta:object-count="0"/>
  </office:meta>
</office:document-meta>
</file>